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adornments="10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16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M Mono 1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5" table:number-columns-repeated="2" table:default-cell-style-name="ce4"/>
        <table:table-row table:style-name="ro1">
          <table:table-cell office:value-type="string" calcext:value-type="string">
            <text:p>search_submission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correct</text:p>
          </table:table-cell>
          <table:table-cell table:style-name="Default" office:value-type="string" calcext:value-type="string">
            <text:p>incorrect</text:p>
          </table:table-cell>
          <table:table-cell office:value-type="string" calcext:value-type="string">
            <text:p>frac_denom</text:p>
          </table:table-cell>
          <table:table-cell office:value-type="string" calcext:value-type="string">
            <text:p>ts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search_s1_l_rl.csv</text:p>
          </table:table-cell>
          <table:table-cell office:value-type="float" office:value="0.32325" calcext:value-type="float">
            <text:p>0.32325</text:p>
          </table:table-cell>
          <table:table-cell office:value-type="float" office:value="171" calcext:value-type="float">
            <text:p>171</text:p>
          </table:table-cell>
          <table:table-cell office:value-type="float" office:value="358" calcext:value-type="float">
            <text:p>358</text:p>
          </table:table-cell>
          <table:table-cell table:formula="of:=LEFT(REPLACE([.A2];1;8;&quot;&quot;);FIND(&quot;_&quot;;[.A2];8)-9)+0" office:value-type="float" office:value="1" calcext:value-type="float">
            <text:p>1</text:p>
          </table:table-cell>
          <table:table-cell table:formula="of:=LEN([.A2])-LEN(SUBSTITUTE([.A2];&quot;t&quot;;&quot;&quot;))" office:value-type="float" office:value="0" calcext:value-type="float">
            <text:p>0</text:p>
          </table:table-cell>
          <table:table-cell table:formula="of:=LEN([.A2])-LEN(SUBSTITUTE([.A2];&quot;n&quot;;&quot;&quot;))" office:value-type="float" office:value="0" calcext:value-type="float">
            <text:p>0</text:p>
          </table:table-cell>
          <table:table-cell table:formula="of:=LEN([.A2])-LEN(SUBSTITUTE([.A2];&quot;l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rch_s1_l_rn.csv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167" calcext:value-type="float">
            <text:p>167</text:p>
          </table:table-cell>
          <table:table-cell office:value-type="float" office:value="362" calcext:value-type="float">
            <text:p>362</text:p>
          </table:table-cell>
          <table:table-cell table:formula="of:=LEFT(REPLACE([.A3];1;8;&quot;&quot;);FIND(&quot;_&quot;;[.A3];8)-9)+0" office:value-type="float" office:value="1" calcext:value-type="float">
            <text:p>1</text:p>
          </table:table-cell>
          <table:table-cell table:formula="of:=LEN([.A3])-LEN(SUBSTITUTE([.A3];&quot;t&quot;;&quot;&quot;))" office:value-type="float" office:value="0" calcext:value-type="float">
            <text:p>0</text:p>
          </table:table-cell>
          <table:table-cell table:formula="of:=LEN([.A3])-LEN(SUBSTITUTE([.A3];&quot;n&quot;;&quot;&quot;))" office:value-type="float" office:value="1" calcext:value-type="float">
            <text:p>1</text:p>
          </table:table-cell>
          <table:table-cell table:formula="of:=LEN([.A3])-LEN(SUBSTITUTE([.A3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_l_rt.csv</text:p>
          </table:table-cell>
          <table:table-cell office:value-type="float" office:value="0.31758" calcext:value-type="float">
            <text:p>0.31758</text:p>
          </table:table-cell>
          <table:table-cell office:value-type="float" office:value="168" calcext:value-type="float">
            <text:p>168</text:p>
          </table:table-cell>
          <table:table-cell office:value-type="float" office:value="361" calcext:value-type="float">
            <text:p>361</text:p>
          </table:table-cell>
          <table:table-cell table:formula="of:=LEFT(REPLACE([.A4];1;8;&quot;&quot;);FIND(&quot;_&quot;;[.A4];8)-9)+0" office:value-type="float" office:value="1" calcext:value-type="float">
            <text:p>1</text:p>
          </table:table-cell>
          <table:table-cell table:formula="of:=LEN([.A4])-LEN(SUBSTITUTE([.A4];&quot;t&quot;;&quot;&quot;))" office:value-type="float" office:value="1" calcext:value-type="float">
            <text:p>1</text:p>
          </table:table-cell>
          <table:table-cell table:formula="of:=LEN([.A4])-LEN(SUBSTITUTE([.A4];&quot;n&quot;;&quot;&quot;))" office:value-type="float" office:value="0" calcext:value-type="float">
            <text:p>0</text:p>
          </table:table-cell>
          <table:table-cell table:formula="of:=LEN([.A4])-LEN(SUBSTITUTE([.A4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_n_rl.csv</text:p>
          </table:table-cell>
          <table:table-cell office:value-type="float" office:value="0.33837" calcext:value-type="float">
            <text:p>0.33837</text:p>
          </table:table-cell>
          <table:table-cell office:value-type="float" office:value="179" calcext:value-type="float">
            <text:p>179</text:p>
          </table:table-cell>
          <table:table-cell office:value-type="float" office:value="350" calcext:value-type="float">
            <text:p>350</text:p>
          </table:table-cell>
          <table:table-cell table:formula="of:=LEFT(REPLACE([.A5];1;8;&quot;&quot;);FIND(&quot;_&quot;;[.A5];8)-9)+0" office:value-type="float" office:value="1" calcext:value-type="float">
            <text:p>1</text:p>
          </table:table-cell>
          <table:table-cell table:formula="of:=LEN([.A5])-LEN(SUBSTITUTE([.A5];&quot;t&quot;;&quot;&quot;))" office:value-type="float" office:value="0" calcext:value-type="float">
            <text:p>0</text:p>
          </table:table-cell>
          <table:table-cell table:formula="of:=LEN([.A5])-LEN(SUBSTITUTE([.A5];&quot;n&quot;;&quot;&quot;))" office:value-type="float" office:value="1" calcext:value-type="float">
            <text:p>1</text:p>
          </table:table-cell>
          <table:table-cell table:formula="of:=LEN([.A5])-LEN(SUBSTITUTE([.A5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_n_rn.csv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175" calcext:value-type="float">
            <text:p>175</text:p>
          </table:table-cell>
          <table:table-cell office:value-type="float" office:value="354" calcext:value-type="float">
            <text:p>354</text:p>
          </table:table-cell>
          <table:table-cell table:formula="of:=LEFT(REPLACE([.A6];1;8;&quot;&quot;);FIND(&quot;_&quot;;[.A6];8)-9)+0" office:value-type="float" office:value="1" calcext:value-type="float">
            <text:p>1</text:p>
          </table:table-cell>
          <table:table-cell table:formula="of:=LEN([.A6])-LEN(SUBSTITUTE([.A6];&quot;t&quot;;&quot;&quot;))" office:value-type="float" office:value="0" calcext:value-type="float">
            <text:p>0</text:p>
          </table:table-cell>
          <table:table-cell table:formula="of:=LEN([.A6])-LEN(SUBSTITUTE([.A6];&quot;n&quot;;&quot;&quot;))" office:value-type="float" office:value="2" calcext:value-type="float">
            <text:p>2</text:p>
          </table:table-cell>
          <table:table-cell table:formula="of:=LEN([.A6])-LEN(SUBSTITUTE([.A6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n_rn.csv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175" calcext:value-type="float">
            <text:p>175</text:p>
          </table:table-cell>
          <table:table-cell office:value-type="float" office:value="354" calcext:value-type="float">
            <text:p>354</text:p>
          </table:table-cell>
          <table:table-cell table:formula="of:=LEFT(REPLACE([.A7];1;8;&quot;&quot;);FIND(&quot;_&quot;;[.A7];8)-9)+0" office:value-type="float" office:value="1" calcext:value-type="float">
            <text:p>1</text:p>
          </table:table-cell>
          <table:table-cell table:formula="of:=LEN([.A7])-LEN(SUBSTITUTE([.A7];&quot;t&quot;;&quot;&quot;))" office:value-type="float" office:value="0" calcext:value-type="float">
            <text:p>0</text:p>
          </table:table-cell>
          <table:table-cell table:formula="of:=LEN([.A7])-LEN(SUBSTITUTE([.A7];&quot;n&quot;;&quot;&quot;))" office:value-type="float" office:value="2" calcext:value-type="float">
            <text:p>2</text:p>
          </table:table-cell>
          <table:table-cell table:formula="of:=LEN([.A7])-LEN(SUBSTITUTE([.A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n_rt.csv</text:p>
          </table:table-cell>
          <table:table-cell office:value-type="float" office:value="0.3327" calcext:value-type="float">
            <text:p>0.3327</text:p>
          </table:table-cell>
          <table:table-cell office:value-type="float" office:value="176" calcext:value-type="float">
            <text:p>176</text:p>
          </table:table-cell>
          <table:table-cell office:value-type="float" office:value="353" calcext:value-type="float">
            <text:p>353</text:p>
          </table:table-cell>
          <table:table-cell table:formula="of:=LEFT(REPLACE([.A8];1;8;&quot;&quot;);FIND(&quot;_&quot;;[.A8];8)-9)+0" office:value-type="float" office:value="1" calcext:value-type="float">
            <text:p>1</text:p>
          </table:table-cell>
          <table:table-cell table:formula="of:=LEN([.A8])-LEN(SUBSTITUTE([.A8];&quot;t&quot;;&quot;&quot;))" office:value-type="float" office:value="1" calcext:value-type="float">
            <text:p>1</text:p>
          </table:table-cell>
          <table:table-cell table:formula="of:=LEN([.A8])-LEN(SUBSTITUTE([.A8];&quot;n&quot;;&quot;&quot;))" office:value-type="float" office:value="1" calcext:value-type="float">
            <text:p>1</text:p>
          </table:table-cell>
          <table:table-cell table:formula="of:=LEN([.A8])-LEN(SUBSTITUTE([.A8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n_rt.csv</text:p>
          </table:table-cell>
          <table:table-cell office:value-type="float" office:value="0.3327" calcext:value-type="float">
            <text:p>0.3327</text:p>
          </table:table-cell>
          <table:table-cell office:value-type="float" office:value="176" calcext:value-type="float">
            <text:p>176</text:p>
          </table:table-cell>
          <table:table-cell office:value-type="float" office:value="353" calcext:value-type="float">
            <text:p>353</text:p>
          </table:table-cell>
          <table:table-cell table:formula="of:=LEFT(REPLACE([.A9];1;8;&quot;&quot;);FIND(&quot;_&quot;;[.A9];8)-9)+0" office:value-type="float" office:value="1" calcext:value-type="float">
            <text:p>1</text:p>
          </table:table-cell>
          <table:table-cell table:formula="of:=LEN([.A9])-LEN(SUBSTITUTE([.A9];&quot;t&quot;;&quot;&quot;))" office:value-type="float" office:value="1" calcext:value-type="float">
            <text:p>1</text:p>
          </table:table-cell>
          <table:table-cell table:formula="of:=LEN([.A9])-LEN(SUBSTITUTE([.A9];&quot;n&quot;;&quot;&quot;))" office:value-type="float" office:value="1" calcext:value-type="float">
            <text:p>1</text:p>
          </table:table-cell>
          <table:table-cell table:formula="of:=LEN([.A9])-LEN(SUBSTITUTE([.A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t_rl.csv</text:p>
          </table:table-cell>
          <table:table-cell office:value-type="float" office:value="0.35161" calcext:value-type="float">
            <text:p>0.35161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table:formula="of:=LEFT(REPLACE([.A10];1;8;&quot;&quot;);FIND(&quot;_&quot;;[.A10];8)-9)+0" office:value-type="float" office:value="1" calcext:value-type="float">
            <text:p>1</text:p>
          </table:table-cell>
          <table:table-cell table:formula="of:=LEN([.A10])-LEN(SUBSTITUTE([.A10];&quot;t&quot;;&quot;&quot;))" office:value-type="float" office:value="1" calcext:value-type="float">
            <text:p>1</text:p>
          </table:table-cell>
          <table:table-cell table:formula="of:=LEN([.A10])-LEN(SUBSTITUTE([.A10];&quot;n&quot;;&quot;&quot;))" office:value-type="float" office:value="0" calcext:value-type="float">
            <text:p>0</text:p>
          </table:table-cell>
          <table:table-cell table:formula="of:=LEN([.A10])-LEN(SUBSTITUTE([.A10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_t_rl.csv</text:p>
          </table:table-cell>
          <table:table-cell office:value-type="float" office:value="0.35161" calcext:value-type="float">
            <text:p>0.35161</text:p>
          </table:table-cell>
          <table:table-cell office:value-type="float" office:value="186" calcext:value-type="float">
            <text:p>186</text:p>
          </table:table-cell>
          <table:table-cell office:value-type="float" office:value="343" calcext:value-type="float">
            <text:p>343</text:p>
          </table:table-cell>
          <table:table-cell table:formula="of:=LEFT(REPLACE([.A11];1;8;&quot;&quot;);FIND(&quot;_&quot;;[.A11];8)-9)+0" office:value-type="float" office:value="1" calcext:value-type="float">
            <text:p>1</text:p>
          </table:table-cell>
          <table:table-cell table:formula="of:=LEN([.A11])-LEN(SUBSTITUTE([.A11];&quot;t&quot;;&quot;&quot;))" office:value-type="float" office:value="1" calcext:value-type="float">
            <text:p>1</text:p>
          </table:table-cell>
          <table:table-cell table:formula="of:=LEN([.A11])-LEN(SUBSTITUTE([.A11];&quot;n&quot;;&quot;&quot;))" office:value-type="float" office:value="0" calcext:value-type="float">
            <text:p>0</text:p>
          </table:table-cell>
          <table:table-cell table:formula="of:=LEN([.A11])-LEN(SUBSTITUTE([.A11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_t_rn.csv</text:p>
          </table:table-cell>
          <table:table-cell office:value-type="float" office:value="0.34405" calcext:value-type="float">
            <text:p>0.34405</text:p>
          </table:table-cell>
          <table:table-cell office:value-type="float" office:value="182" calcext:value-type="float">
            <text:p>182</text:p>
          </table:table-cell>
          <table:table-cell office:value-type="float" office:value="347" calcext:value-type="float">
            <text:p>347</text:p>
          </table:table-cell>
          <table:table-cell table:formula="of:=LEFT(REPLACE([.A12];1;8;&quot;&quot;);FIND(&quot;_&quot;;[.A12];8)-9)+0" office:value-type="float" office:value="1" calcext:value-type="float">
            <text:p>1</text:p>
          </table:table-cell>
          <table:table-cell table:formula="of:=LEN([.A12])-LEN(SUBSTITUTE([.A12];&quot;t&quot;;&quot;&quot;))" office:value-type="float" office:value="1" calcext:value-type="float">
            <text:p>1</text:p>
          </table:table-cell>
          <table:table-cell table:formula="of:=LEN([.A12])-LEN(SUBSTITUTE([.A12];&quot;n&quot;;&quot;&quot;))" office:value-type="float" office:value="1" calcext:value-type="float">
            <text:p>1</text:p>
          </table:table-cell>
          <table:table-cell table:formula="of:=LEN([.A12])-LEN(SUBSTITUTE([.A12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t_rn.csv</text:p>
          </table:table-cell>
          <table:table-cell office:value-type="float" office:value="0.34405" calcext:value-type="float">
            <text:p>0.34405</text:p>
          </table:table-cell>
          <table:table-cell office:value-type="float" office:value="182" calcext:value-type="float">
            <text:p>182</text:p>
          </table:table-cell>
          <table:table-cell office:value-type="float" office:value="347" calcext:value-type="float">
            <text:p>347</text:p>
          </table:table-cell>
          <table:table-cell table:formula="of:=LEFT(REPLACE([.A13];1;8;&quot;&quot;);FIND(&quot;_&quot;;[.A13];8)-9)+0" office:value-type="float" office:value="1" calcext:value-type="float">
            <text:p>1</text:p>
          </table:table-cell>
          <table:table-cell table:formula="of:=LEN([.A13])-LEN(SUBSTITUTE([.A13];&quot;t&quot;;&quot;&quot;))" office:value-type="float" office:value="1" calcext:value-type="float">
            <text:p>1</text:p>
          </table:table-cell>
          <table:table-cell table:formula="of:=LEN([.A13])-LEN(SUBSTITUTE([.A13];&quot;n&quot;;&quot;&quot;))" office:value-type="float" office:value="1" calcext:value-type="float">
            <text:p>1</text:p>
          </table:table-cell>
          <table:table-cell table:formula="of:=LEN([.A13])-LEN(SUBSTITUTE([.A1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t_rt.csv</text:p>
          </table:table-cell>
          <table:table-cell office:value-type="float" office:value="0.34594" calcext:value-type="float">
            <text:p>0.34594</text:p>
          </table:table-cell>
          <table:table-cell office:value-type="float" office:value="183" calcext:value-type="float">
            <text:p>183</text:p>
          </table:table-cell>
          <table:table-cell office:value-type="float" office:value="346" calcext:value-type="float">
            <text:p>346</text:p>
          </table:table-cell>
          <table:table-cell table:formula="of:=LEFT(REPLACE([.A14];1;8;&quot;&quot;);FIND(&quot;_&quot;;[.A14];8)-9)+0" office:value-type="float" office:value="1" calcext:value-type="float">
            <text:p>1</text:p>
          </table:table-cell>
          <table:table-cell table:formula="of:=LEN([.A14])-LEN(SUBSTITUTE([.A14];&quot;t&quot;;&quot;&quot;))" office:value-type="float" office:value="2" calcext:value-type="float">
            <text:p>2</text:p>
          </table:table-cell>
          <table:table-cell table:formula="of:=LEN([.A14])-LEN(SUBSTITUTE([.A14];&quot;n&quot;;&quot;&quot;))" office:value-type="float" office:value="0" calcext:value-type="float">
            <text:p>0</text:p>
          </table:table-cell>
          <table:table-cell table:formula="of:=LEN([.A14])-LEN(SUBSTITUTE([.A14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_t_rt.csv</text:p>
          </table:table-cell>
          <table:table-cell office:value-type="float" office:value="0.34594" calcext:value-type="float">
            <text:p>0.34594</text:p>
          </table:table-cell>
          <table:table-cell table:formula="of:=[.B15]*529" office:value-type="float" office:value="183.00226" calcext:value-type="float">
            <text:p>183</text:p>
          </table:table-cell>
          <table:table-cell table:formula="of:=529*(1-[.B15])" office:value-type="float" office:value="345.99774" calcext:value-type="float">
            <text:p>346</text:p>
          </table:table-cell>
          <table:table-cell table:formula="of:=LEFT(REPLACE([.A15];1;8;&quot;&quot;);FIND(&quot;_&quot;;[.A15];8)-9)+0" office:value-type="float" office:value="1" calcext:value-type="float">
            <text:p>1</text:p>
          </table:table-cell>
          <table:table-cell table:formula="of:=LEN([.A15])-LEN(SUBSTITUTE([.A15];&quot;t&quot;;&quot;&quot;))" office:value-type="float" office:value="2" calcext:value-type="float">
            <text:p>2</text:p>
          </table:table-cell>
          <table:table-cell table:formula="of:=LEN([.A15])-LEN(SUBSTITUTE([.A15];&quot;n&quot;;&quot;&quot;))" office:value-type="float" office:value="0" calcext:value-type="float">
            <text:p>0</text:p>
          </table:table-cell>
          <table:table-cell table:formula="of:=LEN([.A15])-LEN(SUBSTITUTE([.A1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2_nt_rt.csv</text:p>
          </table:table-cell>
          <table:table-cell office:value-type="float" office:value="0.34972" calcext:value-type="float">
            <text:p>0.34972</text:p>
          </table:table-cell>
          <table:table-cell table:formula="of:=[.B16]*529" office:value-type="float" office:value="185.00188" calcext:value-type="float">
            <text:p>185</text:p>
          </table:table-cell>
          <table:table-cell table:formula="of:=529*(1-[.B16])" office:value-type="float" office:value="343.99812" calcext:value-type="float">
            <text:p>344</text:p>
          </table:table-cell>
          <table:table-cell table:formula="of:=LEFT(REPLACE([.A16];1;8;&quot;&quot;);FIND(&quot;_&quot;;[.A16];8)-9)+0" office:value-type="float" office:value="2" calcext:value-type="float">
            <text:p>2</text:p>
          </table:table-cell>
          <table:table-cell table:formula="of:=LEN([.A16])-LEN(SUBSTITUTE([.A16];&quot;t&quot;;&quot;&quot;))" office:value-type="float" office:value="2" calcext:value-type="float">
            <text:p>2</text:p>
          </table:table-cell>
          <table:table-cell table:formula="of:=LEN([.A16])-LEN(SUBSTITUTE([.A16];&quot;n&quot;;&quot;&quot;))" office:value-type="float" office:value="1" calcext:value-type="float">
            <text:p>1</text:p>
          </table:table-cell>
          <table:table-cell table:formula="of:=LEN([.A16])-LEN(SUBSTITUTE([.A16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2_tl_rt.csv</text:p>
          </table:table-cell>
          <table:table-cell office:value-type="float" office:value="0.32514" calcext:value-type="float">
            <text:p>0.32514</text:p>
          </table:table-cell>
          <table:table-cell table:formula="of:=[.B17]*529" office:value-type="float" office:value="171.99906" calcext:value-type="float">
            <text:p>172</text:p>
          </table:table-cell>
          <table:table-cell table:formula="of:=529*(1-[.B17])" office:value-type="float" office:value="357.00094" calcext:value-type="float">
            <text:p>357</text:p>
          </table:table-cell>
          <table:table-cell table:formula="of:=LEFT(REPLACE([.A17];1;8;&quot;&quot;);FIND(&quot;_&quot;;[.A17];8)-9)+0" office:value-type="float" office:value="2" calcext:value-type="float">
            <text:p>2</text:p>
          </table:table-cell>
          <table:table-cell table:formula="of:=LEN([.A17])-LEN(SUBSTITUTE([.A17];&quot;t&quot;;&quot;&quot;))" office:value-type="float" office:value="2" calcext:value-type="float">
            <text:p>2</text:p>
          </table:table-cell>
          <table:table-cell table:formula="of:=LEN([.A17])-LEN(SUBSTITUTE([.A17];&quot;n&quot;;&quot;&quot;))" office:value-type="float" office:value="0" calcext:value-type="float">
            <text:p>0</text:p>
          </table:table-cell>
          <table:table-cell table:formula="of:=LEN([.A17])-LEN(SUBSTITUTE([.A17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2_tn_rt.csv</text:p>
          </table:table-cell>
          <table:table-cell office:value-type="float" office:value="0.32892" calcext:value-type="float">
            <text:p>0.32892</text:p>
          </table:table-cell>
          <table:table-cell table:formula="of:=[.B18]*529" office:value-type="float" office:value="173.99868" calcext:value-type="float">
            <text:p>174</text:p>
          </table:table-cell>
          <table:table-cell table:formula="of:=529*(1-[.B18])" office:value-type="float" office:value="355.00132" calcext:value-type="float">
            <text:p>355</text:p>
          </table:table-cell>
          <table:table-cell table:formula="of:=LEFT(REPLACE([.A18];1;8;&quot;&quot;);FIND(&quot;_&quot;;[.A18];8)-9)+0" office:value-type="float" office:value="2" calcext:value-type="float">
            <text:p>2</text:p>
          </table:table-cell>
          <table:table-cell table:formula="of:=LEN([.A18])-LEN(SUBSTITUTE([.A18];&quot;t&quot;;&quot;&quot;))" office:value-type="float" office:value="2" calcext:value-type="float">
            <text:p>2</text:p>
          </table:table-cell>
          <table:table-cell table:formula="of:=LEN([.A18])-LEN(SUBSTITUTE([.A18];&quot;n&quot;;&quot;&quot;))" office:value-type="float" office:value="1" calcext:value-type="float">
            <text:p>1</text:p>
          </table:table-cell>
          <table:table-cell table:formula="of:=LEN([.A18])-LEN(SUBSTITUTE([.A18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4_ntnt_rt.csv</text:p>
          </table:table-cell>
          <table:table-cell office:value-type="float" office:value="0.36673" calcext:value-type="float">
            <text:p>0.36673</text:p>
          </table:table-cell>
          <table:table-cell table:formula="of:=[.B19]*529" office:value-type="float" office:value="194.00017" calcext:value-type="float">
            <text:p>194</text:p>
          </table:table-cell>
          <table:table-cell table:formula="of:=529*(1-[.B19])" office:value-type="float" office:value="334.99983" calcext:value-type="float">
            <text:p>335</text:p>
          </table:table-cell>
          <table:table-cell table:formula="of:=LEFT(REPLACE([.A19];1;8;&quot;&quot;);FIND(&quot;_&quot;;[.A19];8)-9)+0" office:value-type="float" office:value="4" calcext:value-type="float">
            <text:p>4</text:p>
          </table:table-cell>
          <table:table-cell table:formula="of:=LEN([.A19])-LEN(SUBSTITUTE([.A19];&quot;t&quot;;&quot;&quot;))" office:value-type="float" office:value="3" calcext:value-type="float">
            <text:p>3</text:p>
          </table:table-cell>
          <table:table-cell table:formula="of:=LEN([.A19])-LEN(SUBSTITUTE([.A19];&quot;n&quot;;&quot;&quot;))" office:value-type="float" office:value="2" calcext:value-type="float">
            <text:p>2</text:p>
          </table:table-cell>
          <table:table-cell table:formula="of:=LEN([.A19])-LEN(SUBSTITUTE([.A1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4_nttn_rt.csv</text:p>
          </table:table-cell>
          <table:table-cell office:value-type="float" office:value="0.3535" calcext:value-type="float">
            <text:p>0.3535</text:p>
          </table:table-cell>
          <table:table-cell table:formula="of:=[.B20]*529" office:value-type="float" office:value="187.0015" calcext:value-type="float">
            <text:p>187</text:p>
          </table:table-cell>
          <table:table-cell table:formula="of:=529*(1-[.B20])" office:value-type="float" office:value="341.9985" calcext:value-type="float">
            <text:p>342</text:p>
          </table:table-cell>
          <table:table-cell table:formula="of:=LEFT(REPLACE([.A20];1;8;&quot;&quot;);FIND(&quot;_&quot;;[.A20];8)-9)+0" office:value-type="float" office:value="4" calcext:value-type="float">
            <text:p>4</text:p>
          </table:table-cell>
          <table:table-cell table:formula="of:=LEN([.A20])-LEN(SUBSTITUTE([.A20];&quot;t&quot;;&quot;&quot;))" office:value-type="float" office:value="3" calcext:value-type="float">
            <text:p>3</text:p>
          </table:table-cell>
          <table:table-cell table:formula="of:=LEN([.A20])-LEN(SUBSTITUTE([.A20];&quot;n&quot;;&quot;&quot;))" office:value-type="float" office:value="2" calcext:value-type="float">
            <text:p>2</text:p>
          </table:table-cell>
          <table:table-cell table:formula="of:=LEN([.A20])-LEN(SUBSTITUTE([.A20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4_tltl_rt.csv</text:p>
          </table:table-cell>
          <table:table-cell office:value-type="float" office:value="0.30813" calcext:value-type="float">
            <text:p>0.30813</text:p>
          </table:table-cell>
          <table:table-cell table:formula="of:=[.B21]*529" office:value-type="float" office:value="163.00077" calcext:value-type="float">
            <text:p>163</text:p>
          </table:table-cell>
          <table:table-cell table:formula="of:=529*(1-[.B21])" office:value-type="float" office:value="365.99923" calcext:value-type="float">
            <text:p>366</text:p>
          </table:table-cell>
          <table:table-cell table:formula="of:=LEFT(REPLACE([.A21];1;8;&quot;&quot;);FIND(&quot;_&quot;;[.A21];8)-9)+0" office:value-type="float" office:value="4" calcext:value-type="float">
            <text:p>4</text:p>
          </table:table-cell>
          <table:table-cell table:formula="of:=LEN([.A21])-LEN(SUBSTITUTE([.A21];&quot;t&quot;;&quot;&quot;))" office:value-type="float" office:value="3" calcext:value-type="float">
            <text:p>3</text:p>
          </table:table-cell>
          <table:table-cell table:formula="of:=LEN([.A21])-LEN(SUBSTITUTE([.A21];&quot;n&quot;;&quot;&quot;))" office:value-type="float" office:value="0" calcext:value-type="float">
            <text:p>0</text:p>
          </table:table-cell>
          <table:table-cell table:formula="of:=LEN([.A21])-LEN(SUBSTITUTE([.A21];&quot;l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rch_s4_tnnt_rt.csv</text:p>
          </table:table-cell>
          <table:table-cell office:value-type="float" office:value="0.32514" calcext:value-type="float">
            <text:p>0.32514</text:p>
          </table:table-cell>
          <table:table-cell table:formula="of:=[.B22]*529" office:value-type="float" office:value="171.99906" calcext:value-type="float">
            <text:p>172</text:p>
          </table:table-cell>
          <table:table-cell table:formula="of:=529*(1-[.B22])" office:value-type="float" office:value="357.00094" calcext:value-type="float">
            <text:p>357</text:p>
          </table:table-cell>
          <table:table-cell table:formula="of:=LEFT(REPLACE([.A22];1;8;&quot;&quot;);FIND(&quot;_&quot;;[.A22];8)-9)+0" office:value-type="float" office:value="4" calcext:value-type="float">
            <text:p>4</text:p>
          </table:table-cell>
          <table:table-cell table:formula="of:=LEN([.A22])-LEN(SUBSTITUTE([.A22];&quot;t&quot;;&quot;&quot;))" office:value-type="float" office:value="3" calcext:value-type="float">
            <text:p>3</text:p>
          </table:table-cell>
          <table:table-cell table:formula="of:=LEN([.A22])-LEN(SUBSTITUTE([.A22];&quot;n&quot;;&quot;&quot;))" office:value-type="float" office:value="2" calcext:value-type="float">
            <text:p>2</text:p>
          </table:table-cell>
          <table:table-cell table:formula="of:=LEN([.A22])-LEN(SUBSTITUTE([.A22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4_tntn_rt.csv</text:p>
          </table:table-cell>
          <table:table-cell office:value-type="float" office:value="0.31191" calcext:value-type="float">
            <text:p>0.31191</text:p>
          </table:table-cell>
          <table:table-cell table:formula="of:=[.B23]*529" office:value-type="float" office:value="165.00039" calcext:value-type="float">
            <text:p>165</text:p>
          </table:table-cell>
          <table:table-cell table:formula="of:=529*(1-[.B23])" office:value-type="float" office:value="363.99961" calcext:value-type="float">
            <text:p>364</text:p>
          </table:table-cell>
          <table:table-cell table:formula="of:=LEFT(REPLACE([.A23];1;8;&quot;&quot;);FIND(&quot;_&quot;;[.A23];8)-9)+0" office:value-type="float" office:value="4" calcext:value-type="float">
            <text:p>4</text:p>
          </table:table-cell>
          <table:table-cell table:formula="of:=LEN([.A23])-LEN(SUBSTITUTE([.A23];&quot;t&quot;;&quot;&quot;))" office:value-type="float" office:value="3" calcext:value-type="float">
            <text:p>3</text:p>
          </table:table-cell>
          <table:table-cell table:formula="of:=LEN([.A23])-LEN(SUBSTITUTE([.A23];&quot;n&quot;;&quot;&quot;))" office:value-type="float" office:value="2" calcext:value-type="float">
            <text:p>2</text:p>
          </table:table-cell>
          <table:table-cell table:formula="of:=LEN([.A23])-LEN(SUBSTITUTE([.A2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4_tttl_rt.csv</text:p>
          </table:table-cell>
          <table:table-cell office:value-type="float" office:value="0.33081" calcext:value-type="float">
            <text:p>0.33081</text:p>
          </table:table-cell>
          <table:table-cell table:formula="of:=[.B24]*529" office:value-type="float" office:value="174.99849" calcext:value-type="float">
            <text:p>175</text:p>
          </table:table-cell>
          <table:table-cell table:formula="of:=529*(1-[.B24])" office:value-type="float" office:value="354.00151" calcext:value-type="float">
            <text:p>354</text:p>
          </table:table-cell>
          <table:table-cell table:formula="of:=LEFT(REPLACE([.A24];1;8;&quot;&quot;);FIND(&quot;_&quot;;[.A24];8)-9)+0" office:value-type="float" office:value="4" calcext:value-type="float">
            <text:p>4</text:p>
          </table:table-cell>
          <table:table-cell table:formula="of:=LEN([.A24])-LEN(SUBSTITUTE([.A24];&quot;t&quot;;&quot;&quot;))" office:value-type="float" office:value="4" calcext:value-type="float">
            <text:p>4</text:p>
          </table:table-cell>
          <table:table-cell table:formula="of:=LEN([.A24])-LEN(SUBSTITUTE([.A24];&quot;n&quot;;&quot;&quot;))" office:value-type="float" office:value="0" calcext:value-type="float">
            <text:p>0</text:p>
          </table:table-cell>
          <table:table-cell table:formula="of:=LEN([.A24])-LEN(SUBSTITUTE([.A24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8_ntntntnt_rt.csv</text:p>
          </table:table-cell>
          <table:table-cell office:value-type="float" office:value="0.3535" calcext:value-type="float">
            <text:p>0.3535</text:p>
          </table:table-cell>
          <table:table-cell table:formula="of:=[.B25]*529" office:value-type="float" office:value="187.0015" calcext:value-type="float">
            <text:p>187</text:p>
          </table:table-cell>
          <table:table-cell table:formula="of:=529*(1-[.B25])" office:value-type="float" office:value="341.9985" calcext:value-type="float">
            <text:p>342</text:p>
          </table:table-cell>
          <table:table-cell table:formula="of:=LEFT(REPLACE([.A25];1;8;&quot;&quot;);FIND(&quot;_&quot;;[.A25];8)-9)+0" office:value-type="float" office:value="8" calcext:value-type="float">
            <text:p>8</text:p>
          </table:table-cell>
          <table:table-cell table:formula="of:=LEN([.A25])-LEN(SUBSTITUTE([.A25];&quot;t&quot;;&quot;&quot;))" office:value-type="float" office:value="5" calcext:value-type="float">
            <text:p>5</text:p>
          </table:table-cell>
          <table:table-cell table:formula="of:=LEN([.A25])-LEN(SUBSTITUTE([.A25];&quot;n&quot;;&quot;&quot;))" office:value-type="float" office:value="4" calcext:value-type="float">
            <text:p>4</text:p>
          </table:table-cell>
          <table:table-cell table:formula="of:=LEN([.A25])-LEN(SUBSTITUTE([.A2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8_tltltltl_rt.csv</text:p>
          </table:table-cell>
          <table:table-cell office:value-type="float" office:value="0.31758" calcext:value-type="float">
            <text:p>0.31758</text:p>
          </table:table-cell>
          <table:table-cell table:formula="of:=[.B26]*529" office:value-type="float" office:value="167.99982" calcext:value-type="float">
            <text:p>168</text:p>
          </table:table-cell>
          <table:table-cell table:formula="of:=529*(1-[.B26])" office:value-type="float" office:value="361.00018" calcext:value-type="float">
            <text:p>361</text:p>
          </table:table-cell>
          <table:table-cell table:formula="of:=LEFT(REPLACE([.A26];1;8;&quot;&quot;);FIND(&quot;_&quot;;[.A26];8)-9)+0" office:value-type="float" office:value="8" calcext:value-type="float">
            <text:p>8</text:p>
          </table:table-cell>
          <table:table-cell table:formula="of:=LEN([.A26])-LEN(SUBSTITUTE([.A26];&quot;t&quot;;&quot;&quot;))" office:value-type="float" office:value="5" calcext:value-type="float">
            <text:p>5</text:p>
          </table:table-cell>
          <table:table-cell table:formula="of:=LEN([.A26])-LEN(SUBSTITUTE([.A26];&quot;n&quot;;&quot;&quot;))" office:value-type="float" office:value="0" calcext:value-type="float">
            <text:p>0</text:p>
          </table:table-cell>
          <table:table-cell table:formula="of:=LEN([.A26])-LEN(SUBSTITUTE([.A26];&quot;l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_s8_tntntntn_rt.csv</text:p>
          </table:table-cell>
          <table:table-cell office:value-type="float" office:value="0.32514" calcext:value-type="float">
            <text:p>0.32514</text:p>
          </table:table-cell>
          <table:table-cell table:formula="of:=[.B27]*529" office:value-type="float" office:value="171.99906" calcext:value-type="float">
            <text:p>172</text:p>
          </table:table-cell>
          <table:table-cell table:formula="of:=529*(1-[.B27])" office:value-type="float" office:value="357.00094" calcext:value-type="float">
            <text:p>357</text:p>
          </table:table-cell>
          <table:table-cell table:formula="of:=LEFT(REPLACE([.A27];1;8;&quot;&quot;);FIND(&quot;_&quot;;[.A27];8)-9)+0" office:value-type="float" office:value="8" calcext:value-type="float">
            <text:p>8</text:p>
          </table:table-cell>
          <table:table-cell table:formula="of:=LEN([.A27])-LEN(SUBSTITUTE([.A27];&quot;t&quot;;&quot;&quot;))" office:value-type="float" office:value="5" calcext:value-type="float">
            <text:p>5</text:p>
          </table:table-cell>
          <table:table-cell table:formula="of:=LEN([.A27])-LEN(SUBSTITUTE([.A27];&quot;n&quot;;&quot;&quot;))" office:value-type="float" office:value="4" calcext:value-type="float">
            <text:p>4</text:p>
          </table:table-cell>
          <table:table-cell table:formula="of:=LEN([.A27])-LEN(SUBSTITUTE([.A2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8_tttltltl_rt.csv</text:p>
          </table:table-cell>
          <table:table-cell office:value-type="float" office:value="0.32325" calcext:value-type="float">
            <text:p>0.32325</text:p>
          </table:table-cell>
          <table:table-cell table:formula="of:=[.B28]*529" office:value-type="float" office:value="170.99925" calcext:value-type="float">
            <text:p>171</text:p>
          </table:table-cell>
          <table:table-cell table:formula="of:=529*(1-[.B28])" office:value-type="float" office:value="358.00075" calcext:value-type="float">
            <text:p>358</text:p>
          </table:table-cell>
          <table:table-cell table:formula="of:=LEFT(REPLACE([.A28];1;8;&quot;&quot;);FIND(&quot;_&quot;;[.A28];8)-9)+0" office:value-type="float" office:value="8" calcext:value-type="float">
            <text:p>8</text:p>
          </table:table-cell>
          <table:table-cell table:formula="of:=LEN([.A28])-LEN(SUBSTITUTE([.A28];&quot;t&quot;;&quot;&quot;))" office:value-type="float" office:value="6" calcext:value-type="float">
            <text:p>6</text:p>
          </table:table-cell>
          <table:table-cell table:formula="of:=LEN([.A28])-LEN(SUBSTITUTE([.A28];&quot;n&quot;;&quot;&quot;))" office:value-type="float" office:value="0" calcext:value-type="float">
            <text:p>0</text:p>
          </table:table-cell>
          <table:table-cell table:formula="of:=LEN([.A28])-LEN(SUBSTITUTE([.A28];&quot;l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rch_s8_tttntntn_rt.csv</text:p>
          </table:table-cell>
          <table:table-cell office:value-type="float" office:value="0.31758" calcext:value-type="float">
            <text:p>0.31758</text:p>
          </table:table-cell>
          <table:table-cell table:formula="of:=[.B29]*529" office:value-type="float" office:value="167.99982" calcext:value-type="float">
            <text:p>168</text:p>
          </table:table-cell>
          <table:table-cell table:formula="of:=529*(1-[.B29])" office:value-type="float" office:value="361.00018" calcext:value-type="float">
            <text:p>361</text:p>
          </table:table-cell>
          <table:table-cell table:formula="of:=LEFT(REPLACE([.A29];1;8;&quot;&quot;);FIND(&quot;_&quot;;[.A29];8)-9)+0" office:value-type="float" office:value="8" calcext:value-type="float">
            <text:p>8</text:p>
          </table:table-cell>
          <table:table-cell table:formula="of:=LEN([.A29])-LEN(SUBSTITUTE([.A29];&quot;t&quot;;&quot;&quot;))" office:value-type="float" office:value="6" calcext:value-type="float">
            <text:p>6</text:p>
          </table:table-cell>
          <table:table-cell table:formula="of:=LEN([.A29])-LEN(SUBSTITUTE([.A29];&quot;n&quot;;&quot;&quot;))" office:value-type="float" office:value="3" calcext:value-type="float">
            <text:p>3</text:p>
          </table:table-cell>
          <table:table-cell table:formula="of:=LEN([.A29])-LEN(SUBSTITUTE([.A2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8_tttttltl_rt.csv</text:p>
          </table:table-cell>
          <table:table-cell table:style-name="ce2" office:value-type="float" office:value="0.34405" calcext:value-type="float">
            <text:p>0.34405</text:p>
          </table:table-cell>
          <table:table-cell table:formula="of:=[.B30]*529" office:value-type="float" office:value="182.00245" calcext:value-type="float">
            <text:p>182</text:p>
          </table:table-cell>
          <table:table-cell table:formula="of:=529*(1-[.B30])" office:value-type="float" office:value="346.99755" calcext:value-type="float">
            <text:p>347</text:p>
          </table:table-cell>
          <table:table-cell table:formula="of:=LEFT(REPLACE([.A30];1;8;&quot;&quot;);FIND(&quot;_&quot;;[.A30];8)-9)+0" office:value-type="float" office:value="8" calcext:value-type="float">
            <text:p>8</text:p>
          </table:table-cell>
          <table:table-cell table:formula="of:=LEN([.A30])-LEN(SUBSTITUTE([.A30];&quot;t&quot;;&quot;&quot;))" office:value-type="float" office:value="7" calcext:value-type="float">
            <text:p>7</text:p>
          </table:table-cell>
          <table:table-cell table:formula="of:=LEN([.A30])-LEN(SUBSTITUTE([.A30];&quot;n&quot;;&quot;&quot;))" office:value-type="float" office:value="0" calcext:value-type="float">
            <text:p>0</text:p>
          </table:table-cell>
          <table:table-cell table:formula="of:=LEN([.A30])-LEN(SUBSTITUTE([.A30];&quot;l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rch_s8_tttttntn_rt.csv</text:p>
          </table:table-cell>
          <table:table-cell office:value-type="float" office:value="0.33459" calcext:value-type="float">
            <text:p>0.33459</text:p>
          </table:table-cell>
          <table:table-cell table:formula="of:=[.B31]*529" office:value-type="float" office:value="176.99811" calcext:value-type="float">
            <text:p>177</text:p>
          </table:table-cell>
          <table:table-cell table:formula="of:=529*(1-[.B31])" office:value-type="float" office:value="352.00189" calcext:value-type="float">
            <text:p>352</text:p>
          </table:table-cell>
          <table:table-cell table:formula="of:=LEFT(REPLACE([.A31];1;8;&quot;&quot;);FIND(&quot;_&quot;;[.A31];8)-9)+0" office:value-type="float" office:value="8" calcext:value-type="float">
            <text:p>8</text:p>
          </table:table-cell>
          <table:table-cell table:formula="of:=LEN([.A31])-LEN(SUBSTITUTE([.A31];&quot;t&quot;;&quot;&quot;))" office:value-type="float" office:value="7" calcext:value-type="float">
            <text:p>7</text:p>
          </table:table-cell>
          <table:table-cell table:formula="of:=LEN([.A31])-LEN(SUBSTITUTE([.A31];&quot;n&quot;;&quot;&quot;))" office:value-type="float" office:value="2" calcext:value-type="float">
            <text:p>2</text:p>
          </table:table-cell>
          <table:table-cell table:formula="of:=LEN([.A31])-LEN(SUBSTITUTE([.A31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8_tttttttl_rt.csv</text:p>
          </table:table-cell>
          <table:table-cell table:style-name="ce2" office:value-type="float" office:value="0.34972" calcext:value-type="float">
            <text:p>0.34972</text:p>
          </table:table-cell>
          <table:table-cell table:formula="of:=[.B32]*529" office:value-type="float" office:value="185.00188" calcext:value-type="float">
            <text:p>185</text:p>
          </table:table-cell>
          <table:table-cell table:formula="of:=529*(1-[.B32])" office:value-type="float" office:value="343.99812" calcext:value-type="float">
            <text:p>344</text:p>
          </table:table-cell>
          <table:table-cell table:formula="of:=LEFT(REPLACE([.A32];1;8;&quot;&quot;);FIND(&quot;_&quot;;[.A32];8)-9)+0" office:value-type="float" office:value="8" calcext:value-type="float">
            <text:p>8</text:p>
          </table:table-cell>
          <table:table-cell table:formula="of:=LEN([.A32])-LEN(SUBSTITUTE([.A32];&quot;t&quot;;&quot;&quot;))" office:value-type="float" office:value="8" calcext:value-type="float">
            <text:p>8</text:p>
          </table:table-cell>
          <table:table-cell table:formula="of:=LEN([.A32])-LEN(SUBSTITUTE([.A32];&quot;n&quot;;&quot;&quot;))" office:value-type="float" office:value="0" calcext:value-type="float">
            <text:p>0</text:p>
          </table:table-cell>
          <table:table-cell table:formula="of:=LEN([.A32])-LEN(SUBSTITUTE([.A32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8_tttttttn_rt.csv</text:p>
          </table:table-cell>
          <table:table-cell table:style-name="ce2" office:value-type="float" office:value="0.34405" calcext:value-type="float">
            <text:p>0.34405</text:p>
          </table:table-cell>
          <table:table-cell table:formula="of:=[.B33]*529" office:value-type="float" office:value="182.00245" calcext:value-type="float">
            <text:p>182</text:p>
          </table:table-cell>
          <table:table-cell table:formula="of:=529*(1-[.B33])" office:value-type="float" office:value="346.99755" calcext:value-type="float">
            <text:p>347</text:p>
          </table:table-cell>
          <table:table-cell table:formula="of:=LEFT(REPLACE([.A33];1;8;&quot;&quot;);FIND(&quot;_&quot;;[.A33];8)-9)+0" office:value-type="float" office:value="8" calcext:value-type="float">
            <text:p>8</text:p>
          </table:table-cell>
          <table:table-cell table:formula="of:=LEN([.A33])-LEN(SUBSTITUTE([.A33];&quot;t&quot;;&quot;&quot;))" office:value-type="float" office:value="8" calcext:value-type="float">
            <text:p>8</text:p>
          </table:table-cell>
          <table:table-cell table:formula="of:=LEN([.A33])-LEN(SUBSTITUTE([.A33];&quot;n&quot;;&quot;&quot;))" office:value-type="float" office:value="1" calcext:value-type="float">
            <text:p>1</text:p>
          </table:table-cell>
          <table:table-cell table:formula="of:=LEN([.A33])-LEN(SUBSTITUTE([.A3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ntntntntntntntnt_rt.csv</text:p>
          </table:table-cell>
          <table:table-cell office:value-type="float" office:value="0.36484" calcext:value-type="float">
            <text:p>0.36484</text:p>
          </table:table-cell>
          <table:table-cell table:formula="of:=[.B34]*529" office:value-type="float" office:value="193.00036" calcext:value-type="float">
            <text:p>193</text:p>
          </table:table-cell>
          <table:table-cell table:formula="of:=529*(1-[.B34])" office:value-type="float" office:value="335.99964" calcext:value-type="float">
            <text:p>336</text:p>
          </table:table-cell>
          <table:table-cell table:formula="of:=LEFT(REPLACE([.A34];1;8;&quot;&quot;);FIND(&quot;_&quot;;[.A34];8)-9)+0" office:value-type="float" office:value="16" calcext:value-type="float">
            <text:p>16</text:p>
          </table:table-cell>
          <table:table-cell table:formula="of:=LEN([.A34])-LEN(SUBSTITUTE([.A34];&quot;t&quot;;&quot;&quot;))" office:value-type="float" office:value="9" calcext:value-type="float">
            <text:p>9</text:p>
          </table:table-cell>
          <table:table-cell table:formula="of:=LEN([.A34])-LEN(SUBSTITUTE([.A34];&quot;n&quot;;&quot;&quot;))" office:value-type="float" office:value="8" calcext:value-type="float">
            <text:p>8</text:p>
          </table:table-cell>
          <table:table-cell table:formula="of:=LEN([.A34])-LEN(SUBSTITUTE([.A34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ltltltltltltltl_rt.csv</text:p>
          </table:table-cell>
          <table:table-cell office:value-type="float" office:value="0.31191" calcext:value-type="float">
            <text:p>0.31191</text:p>
          </table:table-cell>
          <table:table-cell table:formula="of:=[.B35]*529" office:value-type="float" office:value="165.00039" calcext:value-type="float">
            <text:p>165</text:p>
          </table:table-cell>
          <table:table-cell table:formula="of:=529*(1-[.B35])" office:value-type="float" office:value="363.99961" calcext:value-type="float">
            <text:p>364</text:p>
          </table:table-cell>
          <table:table-cell table:formula="of:=LEFT(REPLACE([.A35];1;8;&quot;&quot;);FIND(&quot;_&quot;;[.A35];8)-9)+0" office:value-type="float" office:value="16" calcext:value-type="float">
            <text:p>16</text:p>
          </table:table-cell>
          <table:table-cell table:formula="of:=LEN([.A35])-LEN(SUBSTITUTE([.A35];&quot;t&quot;;&quot;&quot;))" office:value-type="float" office:value="9" calcext:value-type="float">
            <text:p>9</text:p>
          </table:table-cell>
          <table:table-cell table:formula="of:=LEN([.A35])-LEN(SUBSTITUTE([.A35];&quot;n&quot;;&quot;&quot;))" office:value-type="float" office:value="0" calcext:value-type="float">
            <text:p>0</text:p>
          </table:table-cell>
          <table:table-cell table:formula="of:=LEN([.A35])-LEN(SUBSTITUTE([.A35];&quot;l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arch_s16_tntntntntntntntn_rt.csv</text:p>
          </table:table-cell>
          <table:table-cell office:value-type="float" office:value="0.3138" calcext:value-type="float">
            <text:p>0.3138</text:p>
          </table:table-cell>
          <table:table-cell table:formula="of:=[.B36]*529" office:value-type="float" office:value="166.0002" calcext:value-type="float">
            <text:p>166</text:p>
          </table:table-cell>
          <table:table-cell table:formula="of:=529*(1-[.B36])" office:value-type="float" office:value="362.9998" calcext:value-type="float">
            <text:p>363</text:p>
          </table:table-cell>
          <table:table-cell table:formula="of:=LEFT(REPLACE([.A36];1;8;&quot;&quot;);FIND(&quot;_&quot;;[.A36];8)-9)+0" office:value-type="float" office:value="16" calcext:value-type="float">
            <text:p>16</text:p>
          </table:table-cell>
          <table:table-cell table:formula="of:=LEN([.A36])-LEN(SUBSTITUTE([.A36];&quot;t&quot;;&quot;&quot;))" office:value-type="float" office:value="9" calcext:value-type="float">
            <text:p>9</text:p>
          </table:table-cell>
          <table:table-cell table:formula="of:=LEN([.A36])-LEN(SUBSTITUTE([.A36];&quot;n&quot;;&quot;&quot;))" office:value-type="float" office:value="8" calcext:value-type="float">
            <text:p>8</text:p>
          </table:table-cell>
          <table:table-cell table:formula="of:=LEN([.A36])-LEN(SUBSTITUTE([.A36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ltltltltltltl_rt.csv</text:p>
          </table:table-cell>
          <table:table-cell office:value-type="float" office:value="0.30246" calcext:value-type="float">
            <text:p>0.30246</text:p>
          </table:table-cell>
          <table:table-cell table:formula="of:=[.B37]*529" office:value-type="float" office:value="160.00134" calcext:value-type="float">
            <text:p>160</text:p>
          </table:table-cell>
          <table:table-cell table:formula="of:=529*(1-[.B37])" office:value-type="float" office:value="368.99866" calcext:value-type="float">
            <text:p>369</text:p>
          </table:table-cell>
          <table:table-cell table:formula="of:=LEFT(REPLACE([.A37];1;8;&quot;&quot;);FIND(&quot;_&quot;;[.A37];8)-9)+0" office:value-type="float" office:value="16" calcext:value-type="float">
            <text:p>16</text:p>
          </table:table-cell>
          <table:table-cell table:formula="of:=LEN([.A37])-LEN(SUBSTITUTE([.A37];&quot;t&quot;;&quot;&quot;))" office:value-type="float" office:value="10" calcext:value-type="float">
            <text:p>10</text:p>
          </table:table-cell>
          <table:table-cell table:formula="of:=LEN([.A37])-LEN(SUBSTITUTE([.A37];&quot;n&quot;;&quot;&quot;))" office:value-type="float" office:value="0" calcext:value-type="float">
            <text:p>0</text:p>
          </table:table-cell>
          <table:table-cell table:formula="of:=LEN([.A37])-LEN(SUBSTITUTE([.A37];&quot;l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rch_s16_tttntntntntntntn_rt.csv</text:p>
          </table:table-cell>
          <table:table-cell table:style-name="ce2" office:value-type="float" office:value="0.30813" calcext:value-type="float">
            <text:p>0.30813</text:p>
          </table:table-cell>
          <table:table-cell table:formula="of:=[.B38]*529" office:value-type="float" office:value="163.00077" calcext:value-type="float">
            <text:p>163</text:p>
          </table:table-cell>
          <table:table-cell table:formula="of:=529*(1-[.B38])" office:value-type="float" office:value="365.99923" calcext:value-type="float">
            <text:p>366</text:p>
          </table:table-cell>
          <table:table-cell table:formula="of:=LEFT(REPLACE([.A38];1;8;&quot;&quot;);FIND(&quot;_&quot;;[.A38];8)-9)+0" office:value-type="float" office:value="16" calcext:value-type="float">
            <text:p>16</text:p>
          </table:table-cell>
          <table:table-cell table:formula="of:=LEN([.A38])-LEN(SUBSTITUTE([.A38];&quot;t&quot;;&quot;&quot;))" office:value-type="float" office:value="10" calcext:value-type="float">
            <text:p>10</text:p>
          </table:table-cell>
          <table:table-cell table:formula="of:=LEN([.A38])-LEN(SUBSTITUTE([.A38];&quot;n&quot;;&quot;&quot;))" office:value-type="float" office:value="7" calcext:value-type="float">
            <text:p>7</text:p>
          </table:table-cell>
          <table:table-cell table:formula="of:=LEN([.A38])-LEN(SUBSTITUTE([.A38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ltltltltltl_rt.csv</text:p>
          </table:table-cell>
          <table:table-cell office:value-type="float" office:value="0.31002" calcext:value-type="float">
            <text:p>0.31002</text:p>
          </table:table-cell>
          <table:table-cell table:formula="of:=[.B39]*529" office:value-type="float" office:value="164.00058" calcext:value-type="float">
            <text:p>164</text:p>
          </table:table-cell>
          <table:table-cell table:formula="of:=529*(1-[.B39])" office:value-type="float" office:value="364.99942" calcext:value-type="float">
            <text:p>365</text:p>
          </table:table-cell>
          <table:table-cell table:formula="of:=LEFT(REPLACE([.A39];1;8;&quot;&quot;);FIND(&quot;_&quot;;[.A39];8)-9)+0" office:value-type="float" office:value="16" calcext:value-type="float">
            <text:p>16</text:p>
          </table:table-cell>
          <table:table-cell table:formula="of:=LEN([.A39])-LEN(SUBSTITUTE([.A39];&quot;t&quot;;&quot;&quot;))" office:value-type="float" office:value="11" calcext:value-type="float">
            <text:p>11</text:p>
          </table:table-cell>
          <table:table-cell table:formula="of:=LEN([.A39])-LEN(SUBSTITUTE([.A39];&quot;n&quot;;&quot;&quot;))" office:value-type="float" office:value="0" calcext:value-type="float">
            <text:p>0</text:p>
          </table:table-cell>
          <table:table-cell table:formula="of:=LEN([.A39])-LEN(SUBSTITUTE([.A39];&quot;l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arch_s16_tttttntntntntntn_rt.csv</text:p>
          </table:table-cell>
          <table:table-cell office:value-type="float" office:value="0.3138" calcext:value-type="float">
            <text:p>0.3138</text:p>
          </table:table-cell>
          <table:table-cell table:formula="of:=[.B40]*529" office:value-type="float" office:value="166.0002" calcext:value-type="float">
            <text:p>166</text:p>
          </table:table-cell>
          <table:table-cell table:formula="of:=529*(1-[.B40])" office:value-type="float" office:value="362.9998" calcext:value-type="float">
            <text:p>363</text:p>
          </table:table-cell>
          <table:table-cell table:formula="of:=LEFT(REPLACE([.A40];1;8;&quot;&quot;);FIND(&quot;_&quot;;[.A40];8)-9)+0" office:value-type="float" office:value="16" calcext:value-type="float">
            <text:p>16</text:p>
          </table:table-cell>
          <table:table-cell table:formula="of:=LEN([.A40])-LEN(SUBSTITUTE([.A40];&quot;t&quot;;&quot;&quot;))" office:value-type="float" office:value="11" calcext:value-type="float">
            <text:p>11</text:p>
          </table:table-cell>
          <table:table-cell table:formula="of:=LEN([.A40])-LEN(SUBSTITUTE([.A40];&quot;n&quot;;&quot;&quot;))" office:value-type="float" office:value="6" calcext:value-type="float">
            <text:p>6</text:p>
          </table:table-cell>
          <table:table-cell table:formula="of:=LEN([.A40])-LEN(SUBSTITUTE([.A40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ttltltltltl_rt.csv</text:p>
          </table:table-cell>
          <table:table-cell office:value-type="float" office:value="0.31569" calcext:value-type="float">
            <text:p>0.31569</text:p>
          </table:table-cell>
          <table:table-cell table:formula="of:=[.B41]*529" office:value-type="float" office:value="167.00001" calcext:value-type="float">
            <text:p>167</text:p>
          </table:table-cell>
          <table:table-cell table:formula="of:=529*(1-[.B41])" office:value-type="float" office:value="361.99999" calcext:value-type="float">
            <text:p>362</text:p>
          </table:table-cell>
          <table:table-cell table:formula="of:=LEFT(REPLACE([.A41];1;8;&quot;&quot;);FIND(&quot;_&quot;;[.A41];8)-9)+0" office:value-type="float" office:value="16" calcext:value-type="float">
            <text:p>16</text:p>
          </table:table-cell>
          <table:table-cell table:formula="of:=LEN([.A41])-LEN(SUBSTITUTE([.A41];&quot;t&quot;;&quot;&quot;))" office:value-type="float" office:value="12" calcext:value-type="float">
            <text:p>12</text:p>
          </table:table-cell>
          <table:table-cell table:formula="of:=LEN([.A41])-LEN(SUBSTITUTE([.A41];&quot;n&quot;;&quot;&quot;))" office:value-type="float" office:value="0" calcext:value-type="float">
            <text:p>0</text:p>
          </table:table-cell>
          <table:table-cell table:formula="of:=LEN([.A41])-LEN(SUBSTITUTE([.A41];&quot;l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arch_s16_tttttttntntntntn_rt.csv</text:p>
          </table:table-cell>
          <table:table-cell office:value-type="float" office:value="0.32136" calcext:value-type="float">
            <text:p>0.32136</text:p>
          </table:table-cell>
          <table:table-cell table:formula="of:=[.B42]*529" office:value-type="float" office:value="169.99944" calcext:value-type="float">
            <text:p>170</text:p>
          </table:table-cell>
          <table:table-cell table:formula="of:=529*(1-[.B42])" office:value-type="float" office:value="359.00056" calcext:value-type="float">
            <text:p>359</text:p>
          </table:table-cell>
          <table:table-cell table:formula="of:=LEFT(REPLACE([.A42];1;8;&quot;&quot;);FIND(&quot;_&quot;;[.A42];8)-9)+0" office:value-type="float" office:value="16" calcext:value-type="float">
            <text:p>16</text:p>
          </table:table-cell>
          <table:table-cell table:formula="of:=LEN([.A42])-LEN(SUBSTITUTE([.A42];&quot;t&quot;;&quot;&quot;))" office:value-type="float" office:value="12" calcext:value-type="float">
            <text:p>12</text:p>
          </table:table-cell>
          <table:table-cell table:formula="of:=LEN([.A42])-LEN(SUBSTITUTE([.A42];&quot;n&quot;;&quot;&quot;))" office:value-type="float" office:value="5" calcext:value-type="float">
            <text:p>5</text:p>
          </table:table-cell>
          <table:table-cell table:formula="of:=LEN([.A42])-LEN(SUBSTITUTE([.A42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ttttltltltl_rt.csv</text:p>
          </table:table-cell>
          <table:table-cell office:value-type="float" office:value="0.33081" calcext:value-type="float">
            <text:p>0.33081</text:p>
          </table:table-cell>
          <table:table-cell table:formula="of:=[.B43]*529" office:value-type="float" office:value="174.99849" calcext:value-type="float">
            <text:p>175</text:p>
          </table:table-cell>
          <table:table-cell table:formula="of:=529*(1-[.B43])" office:value-type="float" office:value="354.00151" calcext:value-type="float">
            <text:p>354</text:p>
          </table:table-cell>
          <table:table-cell table:formula="of:=LEFT(REPLACE([.A43];1;8;&quot;&quot;);FIND(&quot;_&quot;;[.A43];8)-9)+0" office:value-type="float" office:value="16" calcext:value-type="float">
            <text:p>16</text:p>
          </table:table-cell>
          <table:table-cell table:formula="of:=LEN([.A43])-LEN(SUBSTITUTE([.A43];&quot;t&quot;;&quot;&quot;))" office:value-type="float" office:value="13" calcext:value-type="float">
            <text:p>13</text:p>
          </table:table-cell>
          <table:table-cell table:formula="of:=LEN([.A43])-LEN(SUBSTITUTE([.A43];&quot;n&quot;;&quot;&quot;))" office:value-type="float" office:value="0" calcext:value-type="float">
            <text:p>0</text:p>
          </table:table-cell>
          <table:table-cell table:formula="of:=LEN([.A43])-LEN(SUBSTITUTE([.A43];&quot;l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_s16_tttttttttntntntn_rt.csv</text:p>
          </table:table-cell>
          <table:table-cell office:value-type="float" office:value="0.33081" calcext:value-type="float">
            <text:p>0.33081</text:p>
          </table:table-cell>
          <table:table-cell table:formula="of:=[.B44]*529" office:value-type="float" office:value="174.99849" calcext:value-type="float">
            <text:p>175</text:p>
          </table:table-cell>
          <table:table-cell table:formula="of:=529*(1-[.B44])" office:value-type="float" office:value="354.00151" calcext:value-type="float">
            <text:p>354</text:p>
          </table:table-cell>
          <table:table-cell table:formula="of:=LEFT(REPLACE([.A44];1;8;&quot;&quot;);FIND(&quot;_&quot;;[.A44];8)-9)+0" office:value-type="float" office:value="16" calcext:value-type="float">
            <text:p>16</text:p>
          </table:table-cell>
          <table:table-cell table:formula="of:=LEN([.A44])-LEN(SUBSTITUTE([.A44];&quot;t&quot;;&quot;&quot;))" office:value-type="float" office:value="13" calcext:value-type="float">
            <text:p>13</text:p>
          </table:table-cell>
          <table:table-cell table:formula="of:=LEN([.A44])-LEN(SUBSTITUTE([.A44];&quot;n&quot;;&quot;&quot;))" office:value-type="float" office:value="4" calcext:value-type="float">
            <text:p>4</text:p>
          </table:table-cell>
          <table:table-cell table:formula="of:=LEN([.A44])-LEN(SUBSTITUTE([.A44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ttttttltltl_rt.csv</text:p>
          </table:table-cell>
          <table:table-cell office:value-type="float" office:value="0.33459" calcext:value-type="float">
            <text:p>0.33459</text:p>
          </table:table-cell>
          <table:table-cell table:formula="of:=[.B45]*529" office:value-type="float" office:value="176.99811" calcext:value-type="float">
            <text:p>177</text:p>
          </table:table-cell>
          <table:table-cell table:formula="of:=529*(1-[.B45])" office:value-type="float" office:value="352.00189" calcext:value-type="float">
            <text:p>352</text:p>
          </table:table-cell>
          <table:table-cell table:formula="of:=LEFT(REPLACE([.A45];1;8;&quot;&quot;);FIND(&quot;_&quot;;[.A45];8)-9)+0" office:value-type="float" office:value="16" calcext:value-type="float">
            <text:p>16</text:p>
          </table:table-cell>
          <table:table-cell table:formula="of:=LEN([.A45])-LEN(SUBSTITUTE([.A45];&quot;t&quot;;&quot;&quot;))" office:value-type="float" office:value="14" calcext:value-type="float">
            <text:p>14</text:p>
          </table:table-cell>
          <table:table-cell table:formula="of:=LEN([.A45])-LEN(SUBSTITUTE([.A45];&quot;n&quot;;&quot;&quot;))" office:value-type="float" office:value="0" calcext:value-type="float">
            <text:p>0</text:p>
          </table:table-cell>
          <table:table-cell table:formula="of:=LEN([.A45])-LEN(SUBSTITUTE([.A45];&quot;l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rch_s16_tttttttttttntntn_rt.csv</text:p>
          </table:table-cell>
          <table:table-cell office:value-type="float" office:value="0.32892" calcext:value-type="float">
            <text:p>0.32892</text:p>
          </table:table-cell>
          <table:table-cell table:formula="of:=[.B46]*529" office:value-type="float" office:value="173.99868" calcext:value-type="float">
            <text:p>174</text:p>
          </table:table-cell>
          <table:table-cell table:formula="of:=529*(1-[.B46])" office:value-type="float" office:value="355.00132" calcext:value-type="float">
            <text:p>355</text:p>
          </table:table-cell>
          <table:table-cell table:formula="of:=LEFT(REPLACE([.A46];1;8;&quot;&quot;);FIND(&quot;_&quot;;[.A46];8)-9)+0" office:value-type="float" office:value="16" calcext:value-type="float">
            <text:p>16</text:p>
          </table:table-cell>
          <table:table-cell table:formula="of:=LEN([.A46])-LEN(SUBSTITUTE([.A46];&quot;t&quot;;&quot;&quot;))" office:value-type="float" office:value="14" calcext:value-type="float">
            <text:p>14</text:p>
          </table:table-cell>
          <table:table-cell table:formula="of:=LEN([.A46])-LEN(SUBSTITUTE([.A46];&quot;n&quot;;&quot;&quot;))" office:value-type="float" office:value="3" calcext:value-type="float">
            <text:p>3</text:p>
          </table:table-cell>
          <table:table-cell table:formula="of:=LEN([.A46])-LEN(SUBSTITUTE([.A46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ttttttttltl_rt.csv</text:p>
          </table:table-cell>
          <table:table-cell office:value-type="float" office:value="0.34594" calcext:value-type="float">
            <text:p>0.34594</text:p>
          </table:table-cell>
          <table:table-cell table:formula="of:=[.B47]*529" office:value-type="float" office:value="183.00226" calcext:value-type="float">
            <text:p>183</text:p>
          </table:table-cell>
          <table:table-cell table:formula="of:=529*(1-[.B47])" office:value-type="float" office:value="345.99774" calcext:value-type="float">
            <text:p>346</text:p>
          </table:table-cell>
          <table:table-cell table:formula="of:=LEFT(REPLACE([.A47];1;8;&quot;&quot;);FIND(&quot;_&quot;;[.A47];8)-9)+0" office:value-type="float" office:value="16" calcext:value-type="float">
            <text:p>16</text:p>
          </table:table-cell>
          <table:table-cell table:formula="of:=LEN([.A47])-LEN(SUBSTITUTE([.A47];&quot;t&quot;;&quot;&quot;))" office:value-type="float" office:value="15" calcext:value-type="float">
            <text:p>15</text:p>
          </table:table-cell>
          <table:table-cell table:formula="of:=LEN([.A47])-LEN(SUBSTITUTE([.A47];&quot;n&quot;;&quot;&quot;))" office:value-type="float" office:value="0" calcext:value-type="float">
            <text:p>0</text:p>
          </table:table-cell>
          <table:table-cell table:formula="of:=LEN([.A47])-LEN(SUBSTITUTE([.A47];&quot;l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rch_s16_tttttttttttttntn_rt.csv</text:p>
          </table:table-cell>
          <table:table-cell office:value-type="float" office:value="0.33081" calcext:value-type="float">
            <text:p>0.33081</text:p>
          </table:table-cell>
          <table:table-cell table:formula="of:=[.B48]*529" office:value-type="float" office:value="174.99849" calcext:value-type="float">
            <text:p>175</text:p>
          </table:table-cell>
          <table:table-cell table:formula="of:=529*(1-[.B48])" office:value-type="float" office:value="354.00151" calcext:value-type="float">
            <text:p>354</text:p>
          </table:table-cell>
          <table:table-cell table:formula="of:=LEFT(REPLACE([.A48];1;8;&quot;&quot;);FIND(&quot;_&quot;;[.A48];8)-9)+0" office:value-type="float" office:value="16" calcext:value-type="float">
            <text:p>16</text:p>
          </table:table-cell>
          <table:table-cell table:formula="of:=LEN([.A48])-LEN(SUBSTITUTE([.A48];&quot;t&quot;;&quot;&quot;))" office:value-type="float" office:value="15" calcext:value-type="float">
            <text:p>15</text:p>
          </table:table-cell>
          <table:table-cell table:formula="of:=LEN([.A48])-LEN(SUBSTITUTE([.A48];&quot;n&quot;;&quot;&quot;))" office:value-type="float" office:value="2" calcext:value-type="float">
            <text:p>2</text:p>
          </table:table-cell>
          <table:table-cell table:formula="of:=LEN([.A48])-LEN(SUBSTITUTE([.A48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6_tttttttttttttttl_rt.csv</text:p>
          </table:table-cell>
          <table:table-cell office:value-type="float" office:value="0.34783" calcext:value-type="float">
            <text:p>0.34783</text:p>
          </table:table-cell>
          <table:table-cell table:formula="of:=[.B49]*529" office:value-type="float" office:value="184.00207" calcext:value-type="float">
            <text:p>184</text:p>
          </table:table-cell>
          <table:table-cell table:formula="of:=529*(1-[.B49])" office:value-type="float" office:value="344.99793" calcext:value-type="float">
            <text:p>345</text:p>
          </table:table-cell>
          <table:table-cell table:formula="of:=LEFT(REPLACE([.A49];1;8;&quot;&quot;);FIND(&quot;_&quot;;[.A49];8)-9)+0" office:value-type="float" office:value="16" calcext:value-type="float">
            <text:p>16</text:p>
          </table:table-cell>
          <table:table-cell table:formula="of:=LEN([.A49])-LEN(SUBSTITUTE([.A49];&quot;t&quot;;&quot;&quot;))" office:value-type="float" office:value="16" calcext:value-type="float">
            <text:p>16</text:p>
          </table:table-cell>
          <table:table-cell table:formula="of:=LEN([.A49])-LEN(SUBSTITUTE([.A49];&quot;n&quot;;&quot;&quot;))" office:value-type="float" office:value="0" calcext:value-type="float">
            <text:p>0</text:p>
          </table:table-cell>
          <table:table-cell table:formula="of:=LEN([.A49])-LEN(SUBSTITUTE([.A49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16_tttttttttttttttn_rt.csv</text:p>
          </table:table-cell>
          <table:table-cell office:value-type="float" office:value="0.33648" calcext:value-type="float">
            <text:p>0.33648</text:p>
          </table:table-cell>
          <table:table-cell table:formula="of:=[.B50]*529" office:value-type="float" office:value="177.99792" calcext:value-type="float">
            <text:p>178</text:p>
          </table:table-cell>
          <table:table-cell table:formula="of:=529*(1-[.B50])" office:value-type="float" office:value="351.00208" calcext:value-type="float">
            <text:p>351</text:p>
          </table:table-cell>
          <table:table-cell table:formula="of:=LEFT(REPLACE([.A50];1;8;&quot;&quot;);FIND(&quot;_&quot;;[.A50];8)-9)+0" office:value-type="float" office:value="16" calcext:value-type="float">
            <text:p>16</text:p>
          </table:table-cell>
          <table:table-cell table:formula="of:=LEN([.A50])-LEN(SUBSTITUTE([.A50];&quot;t&quot;;&quot;&quot;))" office:value-type="float" office:value="16" calcext:value-type="float">
            <text:p>16</text:p>
          </table:table-cell>
          <table:table-cell table:formula="of:=LEN([.A50])-LEN(SUBSTITUTE([.A50];&quot;n&quot;;&quot;&quot;))" office:value-type="float" office:value="1" calcext:value-type="float">
            <text:p>1</text:p>
          </table:table-cell>
          <table:table-cell table:formula="of:=LEN([.A50])-LEN(SUBSTITUTE([.A50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ntntntntntntntntntntntntntntntnt_rt.csv</text:p>
          </table:table-cell>
          <table:table-cell office:value-type="float" office:value="0.34405" calcext:value-type="float">
            <text:p>0.34405</text:p>
          </table:table-cell>
          <table:table-cell table:formula="of:=[.B51]*529" office:value-type="float" office:value="182.00245" calcext:value-type="float">
            <text:p>182</text:p>
          </table:table-cell>
          <table:table-cell table:formula="of:=529*(1-[.B51])" office:value-type="float" office:value="346.99755" calcext:value-type="float">
            <text:p>347</text:p>
          </table:table-cell>
          <table:table-cell table:formula="of:=LEFT(REPLACE([.A51];1;8;&quot;&quot;);FIND(&quot;_&quot;;[.A51];8)-9)+0" office:value-type="float" office:value="32" calcext:value-type="float">
            <text:p>32</text:p>
          </table:table-cell>
          <table:table-cell table:formula="of:=LEN([.A51])-LEN(SUBSTITUTE([.A51];&quot;t&quot;;&quot;&quot;))" office:value-type="float" office:value="17" calcext:value-type="float">
            <text:p>17</text:p>
          </table:table-cell>
          <table:table-cell table:formula="of:=LEN([.A51])-LEN(SUBSTITUTE([.A51];&quot;n&quot;;&quot;&quot;))" office:value-type="float" office:value="16" calcext:value-type="float">
            <text:p>16</text:p>
          </table:table-cell>
          <table:table-cell table:formula="of:=LEN([.A51])-LEN(SUBSTITUTE([.A51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ltltltltltltltltltltltltltltltl_rt.csv</text:p>
          </table:table-cell>
          <table:table-cell office:value-type="float" office:value="0.31947" calcext:value-type="float">
            <text:p>0.31947</text:p>
          </table:table-cell>
          <table:table-cell table:formula="of:=[.B52]*529" office:value-type="float" office:value="168.99963" calcext:value-type="float">
            <text:p>169</text:p>
          </table:table-cell>
          <table:table-cell table:formula="of:=529*(1-[.B52])" office:value-type="float" office:value="360.00037" calcext:value-type="float">
            <text:p>360</text:p>
          </table:table-cell>
          <table:table-cell table:formula="of:=LEFT(REPLACE([.A52];1;8;&quot;&quot;);FIND(&quot;_&quot;;[.A52];8)-9)+0" office:value-type="float" office:value="32" calcext:value-type="float">
            <text:p>32</text:p>
          </table:table-cell>
          <table:table-cell table:formula="of:=LEN([.A52])-LEN(SUBSTITUTE([.A52];&quot;t&quot;;&quot;&quot;))" office:value-type="float" office:value="17" calcext:value-type="float">
            <text:p>17</text:p>
          </table:table-cell>
          <table:table-cell table:formula="of:=LEN([.A52])-LEN(SUBSTITUTE([.A52];&quot;n&quot;;&quot;&quot;))" office:value-type="float" office:value="0" calcext:value-type="float">
            <text:p>0</text:p>
          </table:table-cell>
          <table:table-cell table:formula="of:=LEN([.A52])-LEN(SUBSTITUTE([.A52];&quot;l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arch_s32_tntntntntntntntntntntntntntntntn_rt.csv</text:p>
          </table:table-cell>
          <table:table-cell office:value-type="float" office:value="0.33459" calcext:value-type="float">
            <text:p>0.33459</text:p>
          </table:table-cell>
          <table:table-cell table:formula="of:=[.B53]*529" office:value-type="float" office:value="176.99811" calcext:value-type="float">
            <text:p>177</text:p>
          </table:table-cell>
          <table:table-cell table:formula="of:=529*(1-[.B53])" office:value-type="float" office:value="352.00189" calcext:value-type="float">
            <text:p>352</text:p>
          </table:table-cell>
          <table:table-cell table:formula="of:=LEFT(REPLACE([.A53];1;8;&quot;&quot;);FIND(&quot;_&quot;;[.A53];8)-9)+0" office:value-type="float" office:value="32" calcext:value-type="float">
            <text:p>32</text:p>
          </table:table-cell>
          <table:table-cell table:formula="of:=LEN([.A53])-LEN(SUBSTITUTE([.A53];&quot;t&quot;;&quot;&quot;))" office:value-type="float" office:value="17" calcext:value-type="float">
            <text:p>17</text:p>
          </table:table-cell>
          <table:table-cell table:formula="of:=LEN([.A53])-LEN(SUBSTITUTE([.A53];&quot;n&quot;;&quot;&quot;))" office:value-type="float" office:value="16" calcext:value-type="float">
            <text:p>16</text:p>
          </table:table-cell>
          <table:table-cell table:formula="of:=LEN([.A53])-LEN(SUBSTITUTE([.A5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ltltltltltltltltltltltltltltl_rt.csv</text:p>
          </table:table-cell>
          <table:table-cell office:value-type="float" office:value="0.30435" calcext:value-type="float">
            <text:p>0.30435</text:p>
          </table:table-cell>
          <table:table-cell table:formula="of:=[.B54]*529" office:value-type="float" office:value="161.00115" calcext:value-type="float">
            <text:p>161</text:p>
          </table:table-cell>
          <table:table-cell table:formula="of:=529*(1-[.B54])" office:value-type="float" office:value="367.99885" calcext:value-type="float">
            <text:p>368</text:p>
          </table:table-cell>
          <table:table-cell table:formula="of:=LEFT(REPLACE([.A54];1;8;&quot;&quot;);FIND(&quot;_&quot;;[.A54];8)-9)+0" office:value-type="float" office:value="32" calcext:value-type="float">
            <text:p>32</text:p>
          </table:table-cell>
          <table:table-cell table:formula="of:=LEN([.A54])-LEN(SUBSTITUTE([.A54];&quot;t&quot;;&quot;&quot;))" office:value-type="float" office:value="18" calcext:value-type="float">
            <text:p>18</text:p>
          </table:table-cell>
          <table:table-cell table:formula="of:=LEN([.A54])-LEN(SUBSTITUTE([.A54];&quot;n&quot;;&quot;&quot;))" office:value-type="float" office:value="0" calcext:value-type="float">
            <text:p>0</text:p>
          </table:table-cell>
          <table:table-cell table:formula="of:=LEN([.A54])-LEN(SUBSTITUTE([.A54];&quot;l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arch_s32_tttntntntntntntntntntntntntntntn_rt.csv</text:p>
          </table:table-cell>
          <table:table-cell office:value-type="float" office:value="0.33081" calcext:value-type="float">
            <text:p>0.33081</text:p>
          </table:table-cell>
          <table:table-cell table:formula="of:=[.B55]*529" office:value-type="float" office:value="174.99849" calcext:value-type="float">
            <text:p>175</text:p>
          </table:table-cell>
          <table:table-cell table:formula="of:=529*(1-[.B55])" office:value-type="float" office:value="354.00151" calcext:value-type="float">
            <text:p>354</text:p>
          </table:table-cell>
          <table:table-cell table:formula="of:=LEFT(REPLACE([.A55];1;8;&quot;&quot;);FIND(&quot;_&quot;;[.A55];8)-9)+0" office:value-type="float" office:value="32" calcext:value-type="float">
            <text:p>32</text:p>
          </table:table-cell>
          <table:table-cell table:formula="of:=LEN([.A55])-LEN(SUBSTITUTE([.A55];&quot;t&quot;;&quot;&quot;))" office:value-type="float" office:value="18" calcext:value-type="float">
            <text:p>18</text:p>
          </table:table-cell>
          <table:table-cell table:formula="of:=LEN([.A55])-LEN(SUBSTITUTE([.A55];&quot;n&quot;;&quot;&quot;))" office:value-type="float" office:value="15" calcext:value-type="float">
            <text:p>15</text:p>
          </table:table-cell>
          <table:table-cell table:formula="of:=LEN([.A55])-LEN(SUBSTITUTE([.A5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ltltltltltltltltltltltltltl_rt.csv</text:p>
          </table:table-cell>
          <table:table-cell table:style-name="ce2" office:value-type="float" office:value="0.30057" calcext:value-type="float">
            <text:p>0.30057</text:p>
          </table:table-cell>
          <table:table-cell table:formula="of:=[.B56]*529" office:value-type="float" office:value="159.00153" calcext:value-type="float">
            <text:p>159</text:p>
          </table:table-cell>
          <table:table-cell table:formula="of:=529*(1-[.B56])" office:value-type="float" office:value="369.99847" calcext:value-type="float">
            <text:p>370</text:p>
          </table:table-cell>
          <table:table-cell table:formula="of:=LEFT(REPLACE([.A56];1;8;&quot;&quot;);FIND(&quot;_&quot;;[.A56];8)-9)+0" office:value-type="float" office:value="32" calcext:value-type="float">
            <text:p>32</text:p>
          </table:table-cell>
          <table:table-cell table:formula="of:=LEN([.A56])-LEN(SUBSTITUTE([.A56];&quot;t&quot;;&quot;&quot;))" office:value-type="float" office:value="19" calcext:value-type="float">
            <text:p>19</text:p>
          </table:table-cell>
          <table:table-cell table:formula="of:=LEN([.A56])-LEN(SUBSTITUTE([.A56];&quot;n&quot;;&quot;&quot;))" office:value-type="float" office:value="0" calcext:value-type="float">
            <text:p>0</text:p>
          </table:table-cell>
          <table:table-cell table:formula="of:=LEN([.A56])-LEN(SUBSTITUTE([.A56];&quot;l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arch_s32_tttttntntntntntntntntntntntntntn_rt.csv</text:p>
          </table:table-cell>
          <table:table-cell office:value-type="float" office:value="0.32703" calcext:value-type="float">
            <text:p>0.32703</text:p>
          </table:table-cell>
          <table:table-cell table:formula="of:=[.B57]*529" office:value-type="float" office:value="172.99887" calcext:value-type="float">
            <text:p>173</text:p>
          </table:table-cell>
          <table:table-cell table:formula="of:=529*(1-[.B57])" office:value-type="float" office:value="356.00113" calcext:value-type="float">
            <text:p>356</text:p>
          </table:table-cell>
          <table:table-cell table:formula="of:=LEFT(REPLACE([.A57];1;8;&quot;&quot;);FIND(&quot;_&quot;;[.A57];8)-9)+0" office:value-type="float" office:value="32" calcext:value-type="float">
            <text:p>32</text:p>
          </table:table-cell>
          <table:table-cell table:formula="of:=LEN([.A57])-LEN(SUBSTITUTE([.A57];&quot;t&quot;;&quot;&quot;))" office:value-type="float" office:value="19" calcext:value-type="float">
            <text:p>19</text:p>
          </table:table-cell>
          <table:table-cell table:formula="of:=LEN([.A57])-LEN(SUBSTITUTE([.A57];&quot;n&quot;;&quot;&quot;))" office:value-type="float" office:value="14" calcext:value-type="float">
            <text:p>14</text:p>
          </table:table-cell>
          <table:table-cell table:formula="of:=LEN([.A57])-LEN(SUBSTITUTE([.A5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ltltltltltltltltltltltltl_rt.csv</text:p>
          </table:table-cell>
          <table:table-cell office:value-type="float" office:value="0.31191" calcext:value-type="float">
            <text:p>0.31191</text:p>
          </table:table-cell>
          <table:table-cell table:formula="of:=[.B58]*529" office:value-type="float" office:value="165.00039" calcext:value-type="float">
            <text:p>165</text:p>
          </table:table-cell>
          <table:table-cell table:formula="of:=529*(1-[.B58])" office:value-type="float" office:value="363.99961" calcext:value-type="float">
            <text:p>364</text:p>
          </table:table-cell>
          <table:table-cell table:formula="of:=LEFT(REPLACE([.A58];1;8;&quot;&quot;);FIND(&quot;_&quot;;[.A58];8)-9)+0" office:value-type="float" office:value="32" calcext:value-type="float">
            <text:p>32</text:p>
          </table:table-cell>
          <table:table-cell table:formula="of:=LEN([.A58])-LEN(SUBSTITUTE([.A58];&quot;t&quot;;&quot;&quot;))" office:value-type="float" office:value="20" calcext:value-type="float">
            <text:p>20</text:p>
          </table:table-cell>
          <table:table-cell table:formula="of:=LEN([.A58])-LEN(SUBSTITUTE([.A58];&quot;n&quot;;&quot;&quot;))" office:value-type="float" office:value="0" calcext:value-type="float">
            <text:p>0</text:p>
          </table:table-cell>
          <table:table-cell table:formula="of:=LEN([.A58])-LEN(SUBSTITUTE([.A58];&quot;l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rch_s32_tttttttntntntntntntntntntntntntn_rt.csv</text:p>
          </table:table-cell>
          <table:table-cell office:value-type="float" office:value="0.32514" calcext:value-type="float">
            <text:p>0.32514</text:p>
          </table:table-cell>
          <table:table-cell table:formula="of:=[.B59]*529" office:value-type="float" office:value="171.99906" calcext:value-type="float">
            <text:p>172</text:p>
          </table:table-cell>
          <table:table-cell table:formula="of:=529*(1-[.B59])" office:value-type="float" office:value="357.00094" calcext:value-type="float">
            <text:p>357</text:p>
          </table:table-cell>
          <table:table-cell table:formula="of:=LEFT(REPLACE([.A59];1;8;&quot;&quot;);FIND(&quot;_&quot;;[.A59];8)-9)+0" office:value-type="float" office:value="32" calcext:value-type="float">
            <text:p>32</text:p>
          </table:table-cell>
          <table:table-cell table:formula="of:=LEN([.A59])-LEN(SUBSTITUTE([.A59];&quot;t&quot;;&quot;&quot;))" office:value-type="float" office:value="20" calcext:value-type="float">
            <text:p>20</text:p>
          </table:table-cell>
          <table:table-cell table:formula="of:=LEN([.A59])-LEN(SUBSTITUTE([.A59];&quot;n&quot;;&quot;&quot;))" office:value-type="float" office:value="13" calcext:value-type="float">
            <text:p>13</text:p>
          </table:table-cell>
          <table:table-cell table:formula="of:=LEN([.A59])-LEN(SUBSTITUTE([.A5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ltltltltltltltltltltltl_rt.csv</text:p>
          </table:table-cell>
          <table:table-cell table:style-name="ce2" office:value-type="float" office:value="0.31758" calcext:value-type="float">
            <text:p>0.31758</text:p>
          </table:table-cell>
          <table:table-cell table:formula="of:=[.B60]*529" office:value-type="float" office:value="167.99982" calcext:value-type="float">
            <text:p>168</text:p>
          </table:table-cell>
          <table:table-cell table:formula="of:=529*(1-[.B60])" office:value-type="float" office:value="361.00018" calcext:value-type="float">
            <text:p>361</text:p>
          </table:table-cell>
          <table:table-cell table:formula="of:=LEFT(REPLACE([.A60];1;8;&quot;&quot;);FIND(&quot;_&quot;;[.A60];8)-9)+0" office:value-type="float" office:value="32" calcext:value-type="float">
            <text:p>32</text:p>
          </table:table-cell>
          <table:table-cell table:formula="of:=LEN([.A60])-LEN(SUBSTITUTE([.A60];&quot;t&quot;;&quot;&quot;))" office:value-type="float" office:value="21" calcext:value-type="float">
            <text:p>21</text:p>
          </table:table-cell>
          <table:table-cell table:formula="of:=LEN([.A60])-LEN(SUBSTITUTE([.A60];&quot;n&quot;;&quot;&quot;))" office:value-type="float" office:value="0" calcext:value-type="float">
            <text:p>0</text:p>
          </table:table-cell>
          <table:table-cell table:formula="of:=LEN([.A60])-LEN(SUBSTITUTE([.A60];&quot;l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arch_s32_tttttttttntntntntntntntntntntntn_rt.csv</text:p>
          </table:table-cell>
          <table:table-cell office:value-type="float" office:value="0.33459" calcext:value-type="float">
            <text:p>0.33459</text:p>
          </table:table-cell>
          <table:table-cell table:formula="of:=[.B61]*529" office:value-type="float" office:value="176.99811" calcext:value-type="float">
            <text:p>177</text:p>
          </table:table-cell>
          <table:table-cell table:formula="of:=529*(1-[.B61])" office:value-type="float" office:value="352.00189" calcext:value-type="float">
            <text:p>352</text:p>
          </table:table-cell>
          <table:table-cell table:formula="of:=LEFT(REPLACE([.A61];1;8;&quot;&quot;);FIND(&quot;_&quot;;[.A61];8)-9)+0" office:value-type="float" office:value="32" calcext:value-type="float">
            <text:p>32</text:p>
          </table:table-cell>
          <table:table-cell table:formula="of:=LEN([.A61])-LEN(SUBSTITUTE([.A61];&quot;t&quot;;&quot;&quot;))" office:value-type="float" office:value="21" calcext:value-type="float">
            <text:p>21</text:p>
          </table:table-cell>
          <table:table-cell table:formula="of:=LEN([.A61])-LEN(SUBSTITUTE([.A61];&quot;n&quot;;&quot;&quot;))" office:value-type="float" office:value="12" calcext:value-type="float">
            <text:p>12</text:p>
          </table:table-cell>
          <table:table-cell table:formula="of:=LEN([.A61])-LEN(SUBSTITUTE([.A61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ltltltltltltltltltltl_rt.csv</text:p>
          </table:table-cell>
          <table:table-cell office:value-type="float" office:value="0.32136" calcext:value-type="float">
            <text:p>0.32136</text:p>
          </table:table-cell>
          <table:table-cell table:formula="of:=[.B62]*529" office:value-type="float" office:value="169.99944" calcext:value-type="float">
            <text:p>170</text:p>
          </table:table-cell>
          <table:table-cell table:formula="of:=529*(1-[.B62])" office:value-type="float" office:value="359.00056" calcext:value-type="float">
            <text:p>359</text:p>
          </table:table-cell>
          <table:table-cell table:formula="of:=LEFT(REPLACE([.A62];1;8;&quot;&quot;);FIND(&quot;_&quot;;[.A62];8)-9)+0" office:value-type="float" office:value="32" calcext:value-type="float">
            <text:p>32</text:p>
          </table:table-cell>
          <table:table-cell table:formula="of:=LEN([.A62])-LEN(SUBSTITUTE([.A62];&quot;t&quot;;&quot;&quot;))" office:value-type="float" office:value="22" calcext:value-type="float">
            <text:p>22</text:p>
          </table:table-cell>
          <table:table-cell table:formula="of:=LEN([.A62])-LEN(SUBSTITUTE([.A62];&quot;n&quot;;&quot;&quot;))" office:value-type="float" office:value="0" calcext:value-type="float">
            <text:p>0</text:p>
          </table:table-cell>
          <table:table-cell table:formula="of:=LEN([.A62])-LEN(SUBSTITUTE([.A62];&quot;l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arch_s32_tttttttttttntntntntntntntntntntn_rt.csv</text:p>
          </table:table-cell>
          <table:table-cell table:style-name="ce2" office:value-type="float" office:value="0.33459" calcext:value-type="float">
            <text:p>0.33459</text:p>
          </table:table-cell>
          <table:table-cell table:formula="of:=[.B63]*529" office:value-type="float" office:value="176.99811" calcext:value-type="float">
            <text:p>177</text:p>
          </table:table-cell>
          <table:table-cell table:formula="of:=529*(1-[.B63])" office:value-type="float" office:value="352.00189" calcext:value-type="float">
            <text:p>352</text:p>
          </table:table-cell>
          <table:table-cell table:formula="of:=LEFT(REPLACE([.A63];1;8;&quot;&quot;);FIND(&quot;_&quot;;[.A63];8)-9)+0" office:value-type="float" office:value="32" calcext:value-type="float">
            <text:p>32</text:p>
          </table:table-cell>
          <table:table-cell table:formula="of:=LEN([.A63])-LEN(SUBSTITUTE([.A63];&quot;t&quot;;&quot;&quot;))" office:value-type="float" office:value="22" calcext:value-type="float">
            <text:p>22</text:p>
          </table:table-cell>
          <table:table-cell table:formula="of:=LEN([.A63])-LEN(SUBSTITUTE([.A63];&quot;n&quot;;&quot;&quot;))" office:value-type="float" office:value="11" calcext:value-type="float">
            <text:p>11</text:p>
          </table:table-cell>
          <table:table-cell table:formula="of:=LEN([.A63])-LEN(SUBSTITUTE([.A6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ltltltltltltltltltl_rt.csv</text:p>
          </table:table-cell>
          <table:table-cell table:style-name="ce2" office:value-type="float" office:value="0.32703" calcext:value-type="float">
            <text:p>0.32703</text:p>
          </table:table-cell>
          <table:table-cell table:formula="of:=[.B64]*529" office:value-type="float" office:value="172.99887" calcext:value-type="float">
            <text:p>173</text:p>
          </table:table-cell>
          <table:table-cell table:formula="of:=529*(1-[.B64])" office:value-type="float" office:value="356.00113" calcext:value-type="float">
            <text:p>356</text:p>
          </table:table-cell>
          <table:table-cell table:formula="of:=LEFT(REPLACE([.A64];1;8;&quot;&quot;);FIND(&quot;_&quot;;[.A64];8)-9)+0" office:value-type="float" office:value="32" calcext:value-type="float">
            <text:p>32</text:p>
          </table:table-cell>
          <table:table-cell table:formula="of:=LEN([.A64])-LEN(SUBSTITUTE([.A64];&quot;t&quot;;&quot;&quot;))" office:value-type="float" office:value="23" calcext:value-type="float">
            <text:p>23</text:p>
          </table:table-cell>
          <table:table-cell table:formula="of:=LEN([.A64])-LEN(SUBSTITUTE([.A64];&quot;n&quot;;&quot;&quot;))" office:value-type="float" office:value="0" calcext:value-type="float">
            <text:p>0</text:p>
          </table:table-cell>
          <table:table-cell table:formula="of:=LEN([.A64])-LEN(SUBSTITUTE([.A64];&quot;l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arch_s32_tttttttttttttntntntntntntntntntn_rt.csv</text:p>
          </table:table-cell>
          <table:table-cell table:style-name="ce2" office:value-type="float" office:value="0.33837" calcext:value-type="float">
            <text:p>0.33837</text:p>
          </table:table-cell>
          <table:table-cell table:formula="of:=[.B65]*529" office:value-type="float" office:value="178.99773" calcext:value-type="float">
            <text:p>179</text:p>
          </table:table-cell>
          <table:table-cell table:formula="of:=529*(1-[.B65])" office:value-type="float" office:value="350.00227" calcext:value-type="float">
            <text:p>350</text:p>
          </table:table-cell>
          <table:table-cell table:formula="of:=LEFT(REPLACE([.A65];1;8;&quot;&quot;);FIND(&quot;_&quot;;[.A65];8)-9)+0" office:value-type="float" office:value="32" calcext:value-type="float">
            <text:p>32</text:p>
          </table:table-cell>
          <table:table-cell table:formula="of:=LEN([.A65])-LEN(SUBSTITUTE([.A65];&quot;t&quot;;&quot;&quot;))" office:value-type="float" office:value="23" calcext:value-type="float">
            <text:p>23</text:p>
          </table:table-cell>
          <table:table-cell table:formula="of:=LEN([.A65])-LEN(SUBSTITUTE([.A65];&quot;n&quot;;&quot;&quot;))" office:value-type="float" office:value="10" calcext:value-type="float">
            <text:p>10</text:p>
          </table:table-cell>
          <table:table-cell table:formula="of:=LEN([.A65])-LEN(SUBSTITUTE([.A6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ltltltltltltltltl_rt.csv</text:p>
          </table:table-cell>
          <table:table-cell office:value-type="float" office:value="0.33081" calcext:value-type="float">
            <text:p>0.33081</text:p>
          </table:table-cell>
          <table:table-cell table:formula="of:=[.B66]*529" office:value-type="float" office:value="174.99849" calcext:value-type="float">
            <text:p>175</text:p>
          </table:table-cell>
          <table:table-cell table:formula="of:=529*(1-[.B66])" office:value-type="float" office:value="354.00151" calcext:value-type="float">
            <text:p>354</text:p>
          </table:table-cell>
          <table:table-cell table:formula="of:=LEFT(REPLACE([.A66];1;8;&quot;&quot;);FIND(&quot;_&quot;;[.A66];8)-9)+0" office:value-type="float" office:value="32" calcext:value-type="float">
            <text:p>32</text:p>
          </table:table-cell>
          <table:table-cell table:formula="of:=LEN([.A66])-LEN(SUBSTITUTE([.A66];&quot;t&quot;;&quot;&quot;))" office:value-type="float" office:value="24" calcext:value-type="float">
            <text:p>24</text:p>
          </table:table-cell>
          <table:table-cell table:formula="of:=LEN([.A66])-LEN(SUBSTITUTE([.A66];&quot;n&quot;;&quot;&quot;))" office:value-type="float" office:value="0" calcext:value-type="float">
            <text:p>0</text:p>
          </table:table-cell>
          <table:table-cell table:formula="of:=LEN([.A66])-LEN(SUBSTITUTE([.A66];&quot;l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arch_s32_tttttttttttttttntntntntntntntntn_rt.csv</text:p>
          </table:table-cell>
          <table:table-cell office:value-type="float" office:value="0.33837" calcext:value-type="float">
            <text:p>0.33837</text:p>
          </table:table-cell>
          <table:table-cell table:formula="of:=[.B67]*529" office:value-type="float" office:value="178.99773" calcext:value-type="float">
            <text:p>179</text:p>
          </table:table-cell>
          <table:table-cell table:formula="of:=529*(1-[.B67])" office:value-type="float" office:value="350.00227" calcext:value-type="float">
            <text:p>350</text:p>
          </table:table-cell>
          <table:table-cell table:formula="of:=LEFT(REPLACE([.A67];1;8;&quot;&quot;);FIND(&quot;_&quot;;[.A67];8)-9)+0" office:value-type="float" office:value="32" calcext:value-type="float">
            <text:p>32</text:p>
          </table:table-cell>
          <table:table-cell table:formula="of:=LEN([.A67])-LEN(SUBSTITUTE([.A67];&quot;t&quot;;&quot;&quot;))" office:value-type="float" office:value="24" calcext:value-type="float">
            <text:p>24</text:p>
          </table:table-cell>
          <table:table-cell table:formula="of:=LEN([.A67])-LEN(SUBSTITUTE([.A67];&quot;n&quot;;&quot;&quot;))" office:value-type="float" office:value="9" calcext:value-type="float">
            <text:p>9</text:p>
          </table:table-cell>
          <table:table-cell table:formula="of:=LEN([.A67])-LEN(SUBSTITUTE([.A6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ltltltltltltltl_rt.csv</text:p>
          </table:table-cell>
          <table:table-cell office:value-type="float" office:value="0.34216" calcext:value-type="float">
            <text:p>0.34216</text:p>
          </table:table-cell>
          <table:table-cell table:formula="of:=[.B68]*529" office:value-type="float" office:value="181.00264" calcext:value-type="float">
            <text:p>181</text:p>
          </table:table-cell>
          <table:table-cell table:formula="of:=529*(1-[.B68])" office:value-type="float" office:value="347.99736" calcext:value-type="float">
            <text:p>348</text:p>
          </table:table-cell>
          <table:table-cell table:formula="of:=LEFT(REPLACE([.A68];1;8;&quot;&quot;);FIND(&quot;_&quot;;[.A68];8)-9)+0" office:value-type="float" office:value="32" calcext:value-type="float">
            <text:p>32</text:p>
          </table:table-cell>
          <table:table-cell table:formula="of:=LEN([.A68])-LEN(SUBSTITUTE([.A68];&quot;t&quot;;&quot;&quot;))" office:value-type="float" office:value="25" calcext:value-type="float">
            <text:p>25</text:p>
          </table:table-cell>
          <table:table-cell table:formula="of:=LEN([.A68])-LEN(SUBSTITUTE([.A68];&quot;n&quot;;&quot;&quot;))" office:value-type="float" office:value="0" calcext:value-type="float">
            <text:p>0</text:p>
          </table:table-cell>
          <table:table-cell table:formula="of:=LEN([.A68])-LEN(SUBSTITUTE([.A68];&quot;l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arch_s32_tttttttttttttttttntntntntntntntn_rt.csv</text:p>
          </table:table-cell>
          <table:table-cell office:value-type="float" office:value="0.34783" calcext:value-type="float">
            <text:p>0.34783</text:p>
          </table:table-cell>
          <table:table-cell table:formula="of:=[.B69]*529" office:value-type="float" office:value="184.00207" calcext:value-type="float">
            <text:p>184</text:p>
          </table:table-cell>
          <table:table-cell table:formula="of:=529*(1-[.B69])" office:value-type="float" office:value="344.99793" calcext:value-type="float">
            <text:p>345</text:p>
          </table:table-cell>
          <table:table-cell table:formula="of:=LEFT(REPLACE([.A69];1;8;&quot;&quot;);FIND(&quot;_&quot;;[.A69];8)-9)+0" office:value-type="float" office:value="32" calcext:value-type="float">
            <text:p>32</text:p>
          </table:table-cell>
          <table:table-cell table:formula="of:=LEN([.A69])-LEN(SUBSTITUTE([.A69];&quot;t&quot;;&quot;&quot;))" office:value-type="float" office:value="25" calcext:value-type="float">
            <text:p>25</text:p>
          </table:table-cell>
          <table:table-cell table:formula="of:=LEN([.A69])-LEN(SUBSTITUTE([.A69];&quot;n&quot;;&quot;&quot;))" office:value-type="float" office:value="8" calcext:value-type="float">
            <text:p>8</text:p>
          </table:table-cell>
          <table:table-cell table:formula="of:=LEN([.A69])-LEN(SUBSTITUTE([.A6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ltltltltltltl_rt.csv</text:p>
          </table:table-cell>
          <table:table-cell office:value-type="float" office:value="0.33648" calcext:value-type="float">
            <text:p>0.33648</text:p>
          </table:table-cell>
          <table:table-cell table:formula="of:=[.B70]*529" office:value-type="float" office:value="177.99792" calcext:value-type="float">
            <text:p>178</text:p>
          </table:table-cell>
          <table:table-cell table:formula="of:=529*(1-[.B70])" office:value-type="float" office:value="351.00208" calcext:value-type="float">
            <text:p>351</text:p>
          </table:table-cell>
          <table:table-cell table:formula="of:=LEFT(REPLACE([.A70];1;8;&quot;&quot;);FIND(&quot;_&quot;;[.A70];8)-9)+0" office:value-type="float" office:value="32" calcext:value-type="float">
            <text:p>32</text:p>
          </table:table-cell>
          <table:table-cell table:formula="of:=LEN([.A70])-LEN(SUBSTITUTE([.A70];&quot;t&quot;;&quot;&quot;))" office:value-type="float" office:value="26" calcext:value-type="float">
            <text:p>26</text:p>
          </table:table-cell>
          <table:table-cell table:formula="of:=LEN([.A70])-LEN(SUBSTITUTE([.A70];&quot;n&quot;;&quot;&quot;))" office:value-type="float" office:value="0" calcext:value-type="float">
            <text:p>0</text:p>
          </table:table-cell>
          <table:table-cell table:formula="of:=LEN([.A70])-LEN(SUBSTITUTE([.A70];&quot;l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rch_s32_tttttttttttttttttttntntntntntntn_rt.csv</text:p>
          </table:table-cell>
          <table:table-cell office:value-type="float" office:value="0.34026" calcext:value-type="float">
            <text:p>0.34026</text:p>
          </table:table-cell>
          <table:table-cell table:formula="of:=[.B71]*529" office:value-type="float" office:value="179.99754" calcext:value-type="float">
            <text:p>180</text:p>
          </table:table-cell>
          <table:table-cell table:formula="of:=529*(1-[.B71])" office:value-type="float" office:value="349.00246" calcext:value-type="float">
            <text:p>349</text:p>
          </table:table-cell>
          <table:table-cell table:formula="of:=LEFT(REPLACE([.A71];1;8;&quot;&quot;);FIND(&quot;_&quot;;[.A71];8)-9)+0" office:value-type="float" office:value="32" calcext:value-type="float">
            <text:p>32</text:p>
          </table:table-cell>
          <table:table-cell table:formula="of:=LEN([.A71])-LEN(SUBSTITUTE([.A71];&quot;t&quot;;&quot;&quot;))" office:value-type="float" office:value="26" calcext:value-type="float">
            <text:p>26</text:p>
          </table:table-cell>
          <table:table-cell table:formula="of:=LEN([.A71])-LEN(SUBSTITUTE([.A71];&quot;n&quot;;&quot;&quot;))" office:value-type="float" office:value="7" calcext:value-type="float">
            <text:p>7</text:p>
          </table:table-cell>
          <table:table-cell table:formula="of:=LEN([.A71])-LEN(SUBSTITUTE([.A71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ltltltltltl_rt.csv</text:p>
          </table:table-cell>
          <table:table-cell office:value-type="float" office:value="0.33648" calcext:value-type="float">
            <text:p>0.33648</text:p>
          </table:table-cell>
          <table:table-cell table:formula="of:=[.B72]*529" office:value-type="float" office:value="177.99792" calcext:value-type="float">
            <text:p>178</text:p>
          </table:table-cell>
          <table:table-cell table:formula="of:=529*(1-[.B72])" office:value-type="float" office:value="351.00208" calcext:value-type="float">
            <text:p>351</text:p>
          </table:table-cell>
          <table:table-cell table:formula="of:=LEFT(REPLACE([.A72];1;8;&quot;&quot;);FIND(&quot;_&quot;;[.A72];8)-9)+0" office:value-type="float" office:value="32" calcext:value-type="float">
            <text:p>32</text:p>
          </table:table-cell>
          <table:table-cell table:formula="of:=LEN([.A72])-LEN(SUBSTITUTE([.A72];&quot;t&quot;;&quot;&quot;))" office:value-type="float" office:value="27" calcext:value-type="float">
            <text:p>27</text:p>
          </table:table-cell>
          <table:table-cell table:formula="of:=LEN([.A72])-LEN(SUBSTITUTE([.A72];&quot;n&quot;;&quot;&quot;))" office:value-type="float" office:value="0" calcext:value-type="float">
            <text:p>0</text:p>
          </table:table-cell>
          <table:table-cell table:formula="of:=LEN([.A72])-LEN(SUBSTITUTE([.A72];&quot;l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arch_s32_tttttttttttttttttttttntntntntntn_rt.csv</text:p>
          </table:table-cell>
          <table:table-cell office:value-type="float" office:value="0.33837" calcext:value-type="float">
            <text:p>0.33837</text:p>
          </table:table-cell>
          <table:table-cell table:formula="of:=[.B73]*529" office:value-type="float" office:value="178.99773" calcext:value-type="float">
            <text:p>179</text:p>
          </table:table-cell>
          <table:table-cell table:formula="of:=529*(1-[.B73])" office:value-type="float" office:value="350.00227" calcext:value-type="float">
            <text:p>350</text:p>
          </table:table-cell>
          <table:table-cell table:formula="of:=LEFT(REPLACE([.A73];1;8;&quot;&quot;);FIND(&quot;_&quot;;[.A73];8)-9)+0" office:value-type="float" office:value="32" calcext:value-type="float">
            <text:p>32</text:p>
          </table:table-cell>
          <table:table-cell table:formula="of:=LEN([.A73])-LEN(SUBSTITUTE([.A73];&quot;t&quot;;&quot;&quot;))" office:value-type="float" office:value="27" calcext:value-type="float">
            <text:p>27</text:p>
          </table:table-cell>
          <table:table-cell table:formula="of:=LEN([.A73])-LEN(SUBSTITUTE([.A73];&quot;n&quot;;&quot;&quot;))" office:value-type="float" office:value="6" calcext:value-type="float">
            <text:p>6</text:p>
          </table:table-cell>
          <table:table-cell table:formula="of:=LEN([.A73])-LEN(SUBSTITUTE([.A7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ttltltltltl_rt.csv</text:p>
          </table:table-cell>
          <table:table-cell office:value-type="float" office:value="0.33081" calcext:value-type="float">
            <text:p>0.33081</text:p>
          </table:table-cell>
          <table:table-cell table:formula="of:=[.B74]*529" office:value-type="float" office:value="174.99849" calcext:value-type="float">
            <text:p>175</text:p>
          </table:table-cell>
          <table:table-cell table:formula="of:=529*(1-[.B74])" office:value-type="float" office:value="354.00151" calcext:value-type="float">
            <text:p>354</text:p>
          </table:table-cell>
          <table:table-cell table:formula="of:=LEFT(REPLACE([.A74];1;8;&quot;&quot;);FIND(&quot;_&quot;;[.A74];8)-9)+0" office:value-type="float" office:value="32" calcext:value-type="float">
            <text:p>32</text:p>
          </table:table-cell>
          <table:table-cell table:formula="of:=LEN([.A74])-LEN(SUBSTITUTE([.A74];&quot;t&quot;;&quot;&quot;))" office:value-type="float" office:value="28" calcext:value-type="float">
            <text:p>28</text:p>
          </table:table-cell>
          <table:table-cell table:formula="of:=LEN([.A74])-LEN(SUBSTITUTE([.A74];&quot;n&quot;;&quot;&quot;))" office:value-type="float" office:value="0" calcext:value-type="float">
            <text:p>0</text:p>
          </table:table-cell>
          <table:table-cell table:formula="of:=LEN([.A74])-LEN(SUBSTITUTE([.A74];&quot;l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arch_s32_tttttttttttttttttttttttntntntntn_rt.csv</text:p>
          </table:table-cell>
          <table:table-cell office:value-type="float" office:value="0.34216" calcext:value-type="float">
            <text:p>0.34216</text:p>
          </table:table-cell>
          <table:table-cell table:formula="of:=[.B75]*529" office:value-type="float" office:value="181.00264" calcext:value-type="float">
            <text:p>181</text:p>
          </table:table-cell>
          <table:table-cell table:formula="of:=529*(1-[.B75])" office:value-type="float" office:value="347.99736" calcext:value-type="float">
            <text:p>348</text:p>
          </table:table-cell>
          <table:table-cell table:formula="of:=LEFT(REPLACE([.A75];1;8;&quot;&quot;);FIND(&quot;_&quot;;[.A75];8)-9)+0" office:value-type="float" office:value="32" calcext:value-type="float">
            <text:p>32</text:p>
          </table:table-cell>
          <table:table-cell table:formula="of:=LEN([.A75])-LEN(SUBSTITUTE([.A75];&quot;t&quot;;&quot;&quot;))" office:value-type="float" office:value="28" calcext:value-type="float">
            <text:p>28</text:p>
          </table:table-cell>
          <table:table-cell table:formula="of:=LEN([.A75])-LEN(SUBSTITUTE([.A75];&quot;n&quot;;&quot;&quot;))" office:value-type="float" office:value="5" calcext:value-type="float">
            <text:p>5</text:p>
          </table:table-cell>
          <table:table-cell table:formula="of:=LEN([.A75])-LEN(SUBSTITUTE([.A7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ttttltltltl_rt.csv</text:p>
          </table:table-cell>
          <table:table-cell office:value-type="float" office:value="0.33648" calcext:value-type="float">
            <text:p>0.33648</text:p>
          </table:table-cell>
          <table:table-cell table:formula="of:=[.B76]*529" office:value-type="float" office:value="177.99792" calcext:value-type="float">
            <text:p>178</text:p>
          </table:table-cell>
          <table:table-cell table:formula="of:=529*(1-[.B76])" office:value-type="float" office:value="351.00208" calcext:value-type="float">
            <text:p>351</text:p>
          </table:table-cell>
          <table:table-cell table:formula="of:=LEFT(REPLACE([.A76];1;8;&quot;&quot;);FIND(&quot;_&quot;;[.A76];8)-9)+0" office:value-type="float" office:value="32" calcext:value-type="float">
            <text:p>32</text:p>
          </table:table-cell>
          <table:table-cell table:formula="of:=LEN([.A76])-LEN(SUBSTITUTE([.A76];&quot;t&quot;;&quot;&quot;))" office:value-type="float" office:value="29" calcext:value-type="float">
            <text:p>29</text:p>
          </table:table-cell>
          <table:table-cell table:formula="of:=LEN([.A76])-LEN(SUBSTITUTE([.A76];&quot;n&quot;;&quot;&quot;))" office:value-type="float" office:value="0" calcext:value-type="float">
            <text:p>0</text:p>
          </table:table-cell>
          <table:table-cell table:formula="of:=LEN([.A76])-LEN(SUBSTITUTE([.A76];&quot;l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_s32_tttttttttttttttttttttttttntntntn_rt.csv</text:p>
          </table:table-cell>
          <table:table-cell office:value-type="float" office:value="0.34026" calcext:value-type="float">
            <text:p>0.34026</text:p>
          </table:table-cell>
          <table:table-cell table:formula="of:=[.B77]*529" office:value-type="float" office:value="179.99754" calcext:value-type="float">
            <text:p>180</text:p>
          </table:table-cell>
          <table:table-cell table:formula="of:=529*(1-[.B77])" office:value-type="float" office:value="349.00246" calcext:value-type="float">
            <text:p>349</text:p>
          </table:table-cell>
          <table:table-cell table:formula="of:=LEFT(REPLACE([.A77];1;8;&quot;&quot;);FIND(&quot;_&quot;;[.A77];8)-9)+0" office:value-type="float" office:value="32" calcext:value-type="float">
            <text:p>32</text:p>
          </table:table-cell>
          <table:table-cell table:formula="of:=LEN([.A77])-LEN(SUBSTITUTE([.A77];&quot;t&quot;;&quot;&quot;))" office:value-type="float" office:value="29" calcext:value-type="float">
            <text:p>29</text:p>
          </table:table-cell>
          <table:table-cell table:formula="of:=LEN([.A77])-LEN(SUBSTITUTE([.A77];&quot;n&quot;;&quot;&quot;))" office:value-type="float" office:value="4" calcext:value-type="float">
            <text:p>4</text:p>
          </table:table-cell>
          <table:table-cell table:formula="of:=LEN([.A77])-LEN(SUBSTITUTE([.A7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ttttttltltl_rt.csv</text:p>
          </table:table-cell>
          <table:table-cell office:value-type="float" office:value="0.34216" calcext:value-type="float">
            <text:p>0.34216</text:p>
          </table:table-cell>
          <table:table-cell table:formula="of:=[.B78]*529" office:value-type="float" office:value="181.00264" calcext:value-type="float">
            <text:p>181</text:p>
          </table:table-cell>
          <table:table-cell table:formula="of:=529*(1-[.B78])" office:value-type="float" office:value="347.99736" calcext:value-type="float">
            <text:p>348</text:p>
          </table:table-cell>
          <table:table-cell table:formula="of:=LEFT(REPLACE([.A78];1;8;&quot;&quot;);FIND(&quot;_&quot;;[.A78];8)-9)+0" office:value-type="float" office:value="32" calcext:value-type="float">
            <text:p>32</text:p>
          </table:table-cell>
          <table:table-cell table:formula="of:=LEN([.A78])-LEN(SUBSTITUTE([.A78];&quot;t&quot;;&quot;&quot;))" office:value-type="float" office:value="30" calcext:value-type="float">
            <text:p>30</text:p>
          </table:table-cell>
          <table:table-cell table:formula="of:=LEN([.A78])-LEN(SUBSTITUTE([.A78];&quot;n&quot;;&quot;&quot;))" office:value-type="float" office:value="0" calcext:value-type="float">
            <text:p>0</text:p>
          </table:table-cell>
          <table:table-cell table:formula="of:=LEN([.A78])-LEN(SUBSTITUTE([.A78];&quot;l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rch_s32_tttttttttttttttttttttttttttntntn_rt.csv</text:p>
          </table:table-cell>
          <table:table-cell office:value-type="float" office:value="0.34405" calcext:value-type="float">
            <text:p>0.34405</text:p>
          </table:table-cell>
          <table:table-cell table:formula="of:=[.B79]*529" office:value-type="float" office:value="182.00245" calcext:value-type="float">
            <text:p>182</text:p>
          </table:table-cell>
          <table:table-cell table:formula="of:=529*(1-[.B79])" office:value-type="float" office:value="346.99755" calcext:value-type="float">
            <text:p>347</text:p>
          </table:table-cell>
          <table:table-cell table:formula="of:=LEFT(REPLACE([.A79];1;8;&quot;&quot;);FIND(&quot;_&quot;;[.A79];8)-9)+0" office:value-type="float" office:value="32" calcext:value-type="float">
            <text:p>32</text:p>
          </table:table-cell>
          <table:table-cell table:formula="of:=LEN([.A79])-LEN(SUBSTITUTE([.A79];&quot;t&quot;;&quot;&quot;))" office:value-type="float" office:value="30" calcext:value-type="float">
            <text:p>30</text:p>
          </table:table-cell>
          <table:table-cell table:formula="of:=LEN([.A79])-LEN(SUBSTITUTE([.A79];&quot;n&quot;;&quot;&quot;))" office:value-type="float" office:value="3" calcext:value-type="float">
            <text:p>3</text:p>
          </table:table-cell>
          <table:table-cell table:formula="of:=LEN([.A79])-LEN(SUBSTITUTE([.A79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ttttttttltl_rt.csv</text:p>
          </table:table-cell>
          <table:table-cell office:value-type="float" office:value="0.34594" calcext:value-type="float">
            <text:p>0.34594</text:p>
          </table:table-cell>
          <table:table-cell table:formula="of:=[.B80]*529" office:value-type="float" office:value="183.00226" calcext:value-type="float">
            <text:p>183</text:p>
          </table:table-cell>
          <table:table-cell table:formula="of:=529*(1-[.B80])" office:value-type="float" office:value="345.99774" calcext:value-type="float">
            <text:p>346</text:p>
          </table:table-cell>
          <table:table-cell table:formula="of:=LEFT(REPLACE([.A80];1;8;&quot;&quot;);FIND(&quot;_&quot;;[.A80];8)-9)+0" office:value-type="float" office:value="32" calcext:value-type="float">
            <text:p>32</text:p>
          </table:table-cell>
          <table:table-cell table:formula="of:=LEN([.A80])-LEN(SUBSTITUTE([.A80];&quot;t&quot;;&quot;&quot;))" office:value-type="float" office:value="31" calcext:value-type="float">
            <text:p>31</text:p>
          </table:table-cell>
          <table:table-cell table:formula="of:=LEN([.A80])-LEN(SUBSTITUTE([.A80];&quot;n&quot;;&quot;&quot;))" office:value-type="float" office:value="0" calcext:value-type="float">
            <text:p>0</text:p>
          </table:table-cell>
          <table:table-cell table:formula="of:=LEN([.A80])-LEN(SUBSTITUTE([.A80];&quot;l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rch_s32_tttttttttttttttttttttttttttttntn_rt.csv</text:p>
          </table:table-cell>
          <table:table-cell office:value-type="float" office:value="0.34972" calcext:value-type="float">
            <text:p>0.34972</text:p>
          </table:table-cell>
          <table:table-cell table:formula="of:=[.B81]*529" office:value-type="float" office:value="185.00188" calcext:value-type="float">
            <text:p>185</text:p>
          </table:table-cell>
          <table:table-cell table:formula="of:=529*(1-[.B81])" office:value-type="float" office:value="343.99812" calcext:value-type="float">
            <text:p>344</text:p>
          </table:table-cell>
          <table:table-cell table:formula="of:=LEFT(REPLACE([.A81];1;8;&quot;&quot;);FIND(&quot;_&quot;;[.A81];8)-9)+0" office:value-type="float" office:value="32" calcext:value-type="float">
            <text:p>32</text:p>
          </table:table-cell>
          <table:table-cell table:formula="of:=LEN([.A81])-LEN(SUBSTITUTE([.A81];&quot;t&quot;;&quot;&quot;))" office:value-type="float" office:value="31" calcext:value-type="float">
            <text:p>31</text:p>
          </table:table-cell>
          <table:table-cell table:formula="of:=LEN([.A81])-LEN(SUBSTITUTE([.A81];&quot;n&quot;;&quot;&quot;))" office:value-type="float" office:value="2" calcext:value-type="float">
            <text:p>2</text:p>
          </table:table-cell>
          <table:table-cell table:formula="of:=LEN([.A81])-LEN(SUBSTITUTE([.A81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32_tttttttttttttttttttttttttttttttl_rt.csv</text:p>
          </table:table-cell>
          <table:table-cell office:value-type="float" office:value="0.34972" calcext:value-type="float">
            <text:p>0.34972</text:p>
          </table:table-cell>
          <table:table-cell table:formula="of:=[.B82]*529" office:value-type="float" office:value="185.00188" calcext:value-type="float">
            <text:p>185</text:p>
          </table:table-cell>
          <table:table-cell table:formula="of:=529*(1-[.B82])" office:value-type="float" office:value="343.99812" calcext:value-type="float">
            <text:p>344</text:p>
          </table:table-cell>
          <table:table-cell table:formula="of:=LEFT(REPLACE([.A82];1;8;&quot;&quot;);FIND(&quot;_&quot;;[.A82];8)-9)+0" office:value-type="float" office:value="32" calcext:value-type="float">
            <text:p>32</text:p>
          </table:table-cell>
          <table:table-cell table:formula="of:=LEN([.A82])-LEN(SUBSTITUTE([.A82];&quot;t&quot;;&quot;&quot;))" office:value-type="float" office:value="32" calcext:value-type="float">
            <text:p>32</text:p>
          </table:table-cell>
          <table:table-cell table:formula="of:=LEN([.A82])-LEN(SUBSTITUTE([.A82];&quot;n&quot;;&quot;&quot;))" office:value-type="float" office:value="0" calcext:value-type="float">
            <text:p>0</text:p>
          </table:table-cell>
          <table:table-cell table:formula="of:=LEN([.A82])-LEN(SUBSTITUTE([.A82];&quot;l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_s32_tttttttttttttttttttttttttttttttn_rt.csv</text:p>
          </table:table-cell>
          <table:table-cell office:value-type="float" office:value="0.34972" calcext:value-type="float">
            <text:p>0.34972</text:p>
          </table:table-cell>
          <table:table-cell table:formula="of:=[.B83]*529" office:value-type="float" office:value="185.00188" calcext:value-type="float">
            <text:p>185</text:p>
          </table:table-cell>
          <table:table-cell table:formula="of:=529*(1-[.B83])" office:value-type="float" office:value="343.99812" calcext:value-type="float">
            <text:p>344</text:p>
          </table:table-cell>
          <table:table-cell table:formula="of:=LEFT(REPLACE([.A83];1;8;&quot;&quot;);FIND(&quot;_&quot;;[.A83];8)-9)+0" office:value-type="float" office:value="32" calcext:value-type="float">
            <text:p>32</text:p>
          </table:table-cell>
          <table:table-cell table:formula="of:=LEN([.A83])-LEN(SUBSTITUTE([.A83];&quot;t&quot;;&quot;&quot;))" office:value-type="float" office:value="32" calcext:value-type="float">
            <text:p>32</text:p>
          </table:table-cell>
          <table:table-cell table:formula="of:=LEN([.A83])-LEN(SUBSTITUTE([.A83];&quot;n&quot;;&quot;&quot;))" office:value-type="float" office:value="1" calcext:value-type="float">
            <text:p>1</text:p>
          </table:table-cell>
          <table:table-cell table:formula="of:=LEN([.A83])-LEN(SUBSTITUTE([.A83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64_ntntntntntntntntntntntntntntntntntntntntntntntntntntntntntntntnt_rt.csv</text:p>
          </table:table-cell>
          <table:table-cell office:value-type="float" office:value="0.34783" calcext:value-type="float">
            <text:p>0.34783</text:p>
          </table:table-cell>
          <table:table-cell table:formula="of:=[.B84]*529" office:value-type="float" office:value="184.00207" calcext:value-type="float">
            <text:p>184</text:p>
          </table:table-cell>
          <table:table-cell table:formula="of:=529*(1-[.B84])" office:value-type="float" office:value="344.99793" calcext:value-type="float">
            <text:p>345</text:p>
          </table:table-cell>
          <table:table-cell table:formula="of:=LEFT(REPLACE([.A84];1;8;&quot;&quot;);FIND(&quot;_&quot;;[.A84];8)-9)+0" office:value-type="float" office:value="64" calcext:value-type="float">
            <text:p>64</text:p>
          </table:table-cell>
          <table:table-cell table:formula="of:=LEN([.A84])-LEN(SUBSTITUTE([.A84];&quot;t&quot;;&quot;&quot;))" office:value-type="float" office:value="33" calcext:value-type="float">
            <text:p>33</text:p>
          </table:table-cell>
          <table:table-cell table:formula="of:=LEN([.A84])-LEN(SUBSTITUTE([.A84];&quot;n&quot;;&quot;&quot;))" office:value-type="float" office:value="32" calcext:value-type="float">
            <text:p>32</text:p>
          </table:table-cell>
          <table:table-cell table:formula="of:=LEN([.A84])-LEN(SUBSTITUTE([.A84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64_tntntntntntntntntntntntntntntntntntntntntntntntntntntntntntntntn_rt.csv</text:p>
          </table:table-cell>
          <table:table-cell office:value-type="float" office:value="0.33081" calcext:value-type="float">
            <text:p>0.33081</text:p>
          </table:table-cell>
          <table:table-cell table:formula="of:=[.B85]*529" office:value-type="float" office:value="174.99849" calcext:value-type="float">
            <text:p>175</text:p>
          </table:table-cell>
          <table:table-cell table:formula="of:=529*(1-[.B85])" office:value-type="float" office:value="354.00151" calcext:value-type="float">
            <text:p>354</text:p>
          </table:table-cell>
          <table:table-cell table:formula="of:=LEFT(REPLACE([.A85];1;8;&quot;&quot;);FIND(&quot;_&quot;;[.A85];8)-9)+0" office:value-type="float" office:value="64" calcext:value-type="float">
            <text:p>64</text:p>
          </table:table-cell>
          <table:table-cell table:formula="of:=LEN([.A85])-LEN(SUBSTITUTE([.A85];&quot;t&quot;;&quot;&quot;))" office:value-type="float" office:value="33" calcext:value-type="float">
            <text:p>33</text:p>
          </table:table-cell>
          <table:table-cell table:formula="of:=LEN([.A85])-LEN(SUBSTITUTE([.A85];&quot;n&quot;;&quot;&quot;))" office:value-type="float" office:value="32" calcext:value-type="float">
            <text:p>32</text:p>
          </table:table-cell>
          <table:table-cell table:formula="of:=LEN([.A85])-LEN(SUBSTITUTE([.A85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28_ntntntntntntntntntntntntntntntntntntntntntntntntntntntntntntntntntntntntntntntntntntntntntntntntntntntntntntntntntntntntntntntnt_rt.csv</text:p>
          </table:table-cell>
          <table:table-cell office:value-type="float" office:value="0.33837" calcext:value-type="float">
            <text:p>0.33837</text:p>
          </table:table-cell>
          <table:table-cell table:formula="of:=[.B86]*529" office:value-type="float" office:value="178.99773" calcext:value-type="float">
            <text:p>179</text:p>
          </table:table-cell>
          <table:table-cell table:formula="of:=529*(1-[.B86])" office:value-type="float" office:value="350.00227" calcext:value-type="float">
            <text:p>350</text:p>
          </table:table-cell>
          <table:table-cell table:formula="of:=LEFT(REPLACE([.A86];1;8;&quot;&quot;);FIND(&quot;_&quot;;[.A86];8)-9)+0" office:value-type="float" office:value="128" calcext:value-type="float">
            <text:p>128</text:p>
          </table:table-cell>
          <table:table-cell table:formula="of:=LEN([.A86])-LEN(SUBSTITUTE([.A86];&quot;t&quot;;&quot;&quot;))" office:value-type="float" office:value="65" calcext:value-type="float">
            <text:p>65</text:p>
          </table:table-cell>
          <table:table-cell table:formula="of:=LEN([.A86])-LEN(SUBSTITUTE([.A86];&quot;n&quot;;&quot;&quot;))" office:value-type="float" office:value="64" calcext:value-type="float">
            <text:p>64</text:p>
          </table:table-cell>
          <table:table-cell table:formula="of:=LEN([.A86])-LEN(SUBSTITUTE([.A86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128_tntntntntntntntntntntntntntntntntntntntntntntntntntntntntntntntntntntntntntntntntntntntntntntntntntntntntntntntntntntntntntntntn_rt.csv</text:p>
          </table:table-cell>
          <table:table-cell office:value-type="float" office:value="0.34026" calcext:value-type="float">
            <text:p>0.34026</text:p>
          </table:table-cell>
          <table:table-cell table:formula="of:=[.B87]*529" office:value-type="float" office:value="179.99754" calcext:value-type="float">
            <text:p>180</text:p>
          </table:table-cell>
          <table:table-cell table:formula="of:=529*(1-[.B87])" office:value-type="float" office:value="349.00246" calcext:value-type="float">
            <text:p>349</text:p>
          </table:table-cell>
          <table:table-cell table:formula="of:=LEFT(REPLACE([.A87];1;8;&quot;&quot;);FIND(&quot;_&quot;;[.A87];8)-9)+0" office:value-type="float" office:value="128" calcext:value-type="float">
            <text:p>128</text:p>
          </table:table-cell>
          <table:table-cell table:formula="of:=LEN([.A87])-LEN(SUBSTITUTE([.A87];&quot;t&quot;;&quot;&quot;))" office:value-type="float" office:value="65" calcext:value-type="float">
            <text:p>65</text:p>
          </table:table-cell>
          <table:table-cell table:formula="of:=LEN([.A87])-LEN(SUBSTITUTE([.A87];&quot;n&quot;;&quot;&quot;))" office:value-type="float" office:value="64" calcext:value-type="float">
            <text:p>64</text:p>
          </table:table-cell>
          <table:table-cell table:formula="of:=LEN([.A87])-LEN(SUBSTITUTE([.A87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256_ntntntntntntntntntntntntntntntntntntntntntntntntntntntntntntntntntntntntntntntntntntntntntntntntntntntntntntntntntntntntntntntntntntntntntntntntntntntntntntntntntntntntntntntntntntntntntntntntntntntntntntntntntntntntntntntntntntntntntntntntntntntntntntntnt_rt.csv</text:p>
          </table:table-cell>
          <table:table-cell office:value-type="float" office:value="0.33459" calcext:value-type="float">
            <text:p>0.33459</text:p>
          </table:table-cell>
          <table:table-cell table:formula="of:=[.B88]*529" office:value-type="float" office:value="176.99811" calcext:value-type="float">
            <text:p>177</text:p>
          </table:table-cell>
          <table:table-cell table:formula="of:=529*(1-[.B88])" office:value-type="float" office:value="352.00189" calcext:value-type="float">
            <text:p>352</text:p>
          </table:table-cell>
          <table:table-cell table:formula="of:=LEFT(REPLACE([.A88];1;8;&quot;&quot;);FIND(&quot;_&quot;;[.A88];8)-9)+0" office:value-type="float" office:value="256" calcext:value-type="float">
            <text:p>256</text:p>
          </table:table-cell>
          <table:table-cell table:formula="of:=LEN([.A88])-LEN(SUBSTITUTE([.A88];&quot;t&quot;;&quot;&quot;))" office:value-type="float" office:value="129" calcext:value-type="float">
            <text:p>129</text:p>
          </table:table-cell>
          <table:table-cell table:formula="of:=LEN([.A88])-LEN(SUBSTITUTE([.A88];&quot;n&quot;;&quot;&quot;))" office:value-type="float" office:value="128" calcext:value-type="float">
            <text:p>128</text:p>
          </table:table-cell>
          <table:table-cell table:formula="of:=LEN([.A88])-LEN(SUBSTITUTE([.A88];&quot;l&quot;;&quot;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_s256_tntntntntntntntntntntntntntntntntntntntntntntntntntntntntntntntntntntntntntntntntntntntntntntntntntntntntntntntntntntntntntntntntntntntntntntntntntntntntntntntntntntntntntntntntntntntntntntntntntntntntntntntntntntntntntntntntntntntntntntntntntntntntntntntn_rt.csv</text:p>
          </table:table-cell>
          <table:table-cell office:value-type="float" office:value="0.34405" calcext:value-type="float">
            <text:p>0.34405</text:p>
          </table:table-cell>
          <table:table-cell table:formula="of:=[.B89]*529" office:value-type="float" office:value="182.00245" calcext:value-type="float">
            <text:p>182</text:p>
          </table:table-cell>
          <table:table-cell table:formula="of:=529*(1-[.B89])" office:value-type="float" office:value="346.99755" calcext:value-type="float">
            <text:p>347</text:p>
          </table:table-cell>
          <table:table-cell table:formula="of:=LEFT(REPLACE([.A89];1;8;&quot;&quot;);FIND(&quot;_&quot;;[.A89];8)-9)+0" office:value-type="float" office:value="256" calcext:value-type="float">
            <text:p>256</text:p>
          </table:table-cell>
          <table:table-cell table:formula="of:=LEN([.A89])-LEN(SUBSTITUTE([.A89];&quot;t&quot;;&quot;&quot;))" office:value-type="float" office:value="129" calcext:value-type="float">
            <text:p>129</text:p>
          </table:table-cell>
          <table:table-cell table:formula="of:=LEN([.A89])-LEN(SUBSTITUTE([.A89];&quot;n&quot;;&quot;&quot;))" office:value-type="float" office:value="128" calcext:value-type="float">
            <text:p>128</text:p>
          </table:table-cell>
          <table:table-cell table:formula="of:=LEN([.A89])-LEN(SUBSTITUTE([.A89];&quot;l&quot;;&quot;&quot;)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H89">
          <table:sort>
            <table:sort-by table:field-number="5" table:data-type="automatic"/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adornments="10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02:39:22.879023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21T02:40:38.298148995</dc:date>
    <dc:creator>richard </dc:creator>
    <meta:editing-duration>PT7H43M27S</meta:editing-duration>
    <meta:editing-cycles>10</meta:editing-cycles>
    <meta:document-statistic meta:table-count="1" meta:cell-count="712" meta:object-count="0"/>
  </office:meta>
</office:document-meta>
</file>